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48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48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30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49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2.20486111111111cm"/>
    </style:style>
    <style:style style:name="co3" style:family="table-column">
      <style:table-column-properties fo:break-before="auto" style:column-width="2.73402777777778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8.92527777777778cm"/>
    </style:style>
    <style:style style:name="co6" style:family="table-column">
      <style:table-column-properties fo:break-before="auto" style:column-width="0.758472222222222cm"/>
    </style:style>
    <style:style style:name="co7" style:family="table-column">
      <style:table-column-properties fo:break-before="auto" style:column-width="2.89277777777778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23472222222222cm" style:use-optimal-column-width="true"/>
    </style:style>
    <style:style style:name="co10" style:family="table-column">
      <style:table-column-properties fo:break-before="auto" style:column-width="13.8818055555556cm"/>
    </style:style>
    <style:style style:name="co11" style:family="table-column">
      <style:table-column-properties fo:break-before="auto" style:column-width="2.61055555555556cm"/>
    </style:style>
    <style:style style:name="co12" style:family="table-column">
      <style:table-column-properties fo:break-before="auto" style:column-width="1.72861111111111cm"/>
    </style:style>
    <style:style style:name="ro1" style:family="table-row">
      <style:table-row-properties style:row-height="29.1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70冊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6372" table:default-cell-style-name="ce2"/>
        <table:table-row table:style-name="ro1">
          <table:table-cell office:value-type="string" table:style-name="ce7">
            <text:p><text:span text:style-name="T2">清單流水號</text:span></text:p>
          </table:table-cell>
          <table:table-cell office:value-type="string" table:style-name="ce7">
            <text:p><text:span text:style-name="T2">次主題</text:span></text:p>
          </table:table-cell>
          <table:table-cell office:value-type="string" table:style-name="ce8">
            <text:p><text:span text:style-name="T2">電子書</text:span>13<text:span text:style-name="T2">碼</text:span>ISBN</text:p>
          </table:table-cell>
          <table:table-cell office:value-type="string" table:style-name="ce8">
            <text:p><text:span text:style-name="T2">紙本</text:span>ISBN</text:p>
          </table:table-cell>
          <table:table-cell office:value-type="string" table:style-name="ce7">
            <text:p><text:span text:style-name="T2">題名</text:span></text:p>
          </table:table-cell>
          <table:table-cell office:value-type="string" table:style-name="ce7">
            <text:p><text:span text:style-name="T2">冊數</text:span></text:p>
          </table:table-cell>
          <table:table-cell office:value-type="string" table:style-name="ce7">
            <text:p><text:span text:style-name="T2">版次</text:span></text:p>
          </table:table-cell>
          <table:table-cell office:value-type="string" table:style-name="ce7">
            <text:p><text:span text:style-name="T2">作者</text:span></text:p>
          </table:table-cell>
          <table:table-cell office:value-type="string" table:style-name="ce7">
            <text:p><text:span text:style-name="T2">出版者</text:span></text:p>
          </table:table-cell>
          <table:table-cell office:value-type="string" table:style-name="ce7">
            <text:p><text:span text:style-name="T2">出版年</text:span></text:p>
          </table:table-cell>
          <table:table-cell office:value-type="string" table:style-name="ce7">
            <text:p>URL</text:p>
          </table:table-cell>
          <table:table-cell office:value-type="string" table:style-name="ce7">
            <text:p><text:span text:style-name="T2">備註</text:span></text:p>
          </table:table-cell>
          <table:table-cell table:number-columns-repeated="16372" table:style-name="ce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623201302" table:style-name="ce3">
            <text:p>9781623201302</text:p>
          </table:table-cell>
          <table:table-cell office:value-type="float" office:value="9781623201296" table:style-name="ce4">
            <text:p>9781623201296</text:p>
          </table:table-cell>
          <table:table-cell office:value-type="string" table:style-name="ce1">
            <text:p>The history and spirit of Chinese a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Zhang, Fa</text:p>
          </table:table-cell>
          <table:table-cell office:value-type="string" table:style-name="ce1">
            <text:p>Enrich Professional Publishing (EPP)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EPPB0000147.html</text:p>
          </table:table-cell>
          <table:table-cell office:value-type="string" table:style-name="ce1">
            <text:p>9781623201265(v.1) ; 9781623201289(v.2)<text:s/>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HA3<text:s/><text:span text:style-name="T2">圖書資訊學</text:span></text:p>
          </table:table-cell>
          <table:table-cell office:value-type="float" office:value="9781555709754" table:style-name="ce3">
            <text:p>9781555709754</text:p>
          </table:table-cell>
          <table:table-cell office:value-type="float" office:value="9781555709693" table:style-name="ce4">
            <text:p>9781555709693</text:p>
          </table:table-cell>
          <table:table-cell office:value-type="string" table:style-name="ce1">
            <text:p>Data management for libraries: A LITA gu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Krier, Laura; Strasser, Carly A</text:p>
          </table:table-cell>
          <table:table-cell office:value-type="string" table:style-name="ce1">
            <text:p>American Library Association (ALA)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ALAB0000341.html</text:p>
          </table:table-cell>
          <table:table-cell office:value-type="string" table:style-name="ce1">
            <text:p>LITA guides</text:p>
          </table:table-cell>
          <table:table-cell table:number-columns-repeated="1637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HA3<text:s/><text:span text:style-name="T2">圖書資訊學</text:span></text:p>
          </table:table-cell>
          <table:table-cell office:value-type="float" office:value="9780838912584" table:style-name="ce3">
            <text:p>9780838912584</text:p>
          </table:table-cell>
          <table:table-cell office:value-type="float" office:value="9780838912744" table:style-name="ce4">
            <text:p>9780838912744</text:p>
          </table:table-cell>
          <table:table-cell office:value-type="string" table:style-name="ce1">
            <text:p>The library innovation toolkit: ideas, strategies, and progra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olaro, Anthony; White, Leah L.; Lankes, R. David</text:p>
          </table:table-cell>
          <table:table-cell office:value-type="string" table:style-name="ce1">
            <text:p>American Library Association (ALA)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ALAB000037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4321" table:style-name="ce3">
            <text:p>9781607284321</text:p>
          </table:table-cell>
          <table:table-cell office:value-type="float" office:value="9781562869656" table:style-name="ce4">
            <text:p>9781562869656</text:p>
          </table:table-cell>
          <table:table-cell office:value-type="string" table:style-name="ce1">
            <text:p>Communications skills train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Orey, Maureen<text:s text:c="2"/></text:p>
          </table:table-cell>
          <table:table-cell office:value-type="string" table:style-name="ce1">
            <text:p>Association for Talent Development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ASTDB0000595.html</text:p>
          </table:table-cell>
          <table:table-cell office:value-type="string" table:style-name="ce1">
            <text:p>ATD workshop series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9385484759" table:style-name="ce3">
            <text:p>9789385484759</text:p>
          </table:table-cell>
          <table:table-cell office:value-type="float" office:value="9789382630302" table:style-name="ce4">
            <text:p>9789382630302</text:p>
          </table:table-cell>
          <table:table-cell office:value-type="string" table:style-name="ce1">
            <text:p>Financial Analysis: Tools &amp; Techniqu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Phophalia, A. K.</text:p>
          </table:table-cell>
          <table:table-cell office:value-type="string" table:style-name="ce1">
            <text:p>AADI Publication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BNB000354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4987" table:style-name="ce3">
            <text:p>9781607284987</text:p>
          </table:table-cell>
          <table:table-cell office:value-type="float" office:value="9781562869335" table:style-name="ce4">
            <text:p>9781562869335</text:p>
          </table:table-cell>
          <table:table-cell office:value-type="string" table:style-name="ce1">
            <text:p>Modern mento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Emelo, Randy</text:p>
          </table:table-cell>
          <table:table-cell office:value-type="string" table:style-name="ce1">
            <text:p>ATD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ASTDB000061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1061" table:style-name="ce3">
            <text:p>9781607281061</text:p>
          </table:table-cell>
          <table:table-cell office:value-type="float" office:value="9781607281634" table:style-name="ce4">
            <text:p>9781607281634</text:p>
          </table:table-cell>
          <table:table-cell office:value-type="string" table:style-name="ce1">
            <text:p>Performance Bas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nd</text:p>
          </table:table-cell>
          <table:table-cell office:value-type="string" table:style-name="ce1">
            <text:p>Willmore, Joe</text:p>
          </table:table-cell>
          <table:table-cell office:value-type="string" table:style-name="ce1">
            <text:p>ATD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ASTDB000065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0520963290" table:style-name="ce3">
            <text:p>9780520963290</text:p>
          </table:table-cell>
          <table:table-cell office:value-type="float" office:value="9780520288331" table:style-name="ce4">
            <text:p>9780520288331</text:p>
          </table:table-cell>
          <table:table-cell office:value-type="string" table:style-name="ce1">
            <text:p>Essentials of Applied Econometr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Taylor, J. Edward; Smith, Aaron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http://portal.igpublish.com/iglibrary/search/UCPB000156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H14<text:s/><text:span text:style-name="T2">政治學</text:span></text:p>
          </table:table-cell>
          <table:table-cell office:value-type="float" office:value="9781442226418" table:style-name="ce3">
            <text:p>9781442226418</text:p>
          </table:table-cell>
          <table:table-cell office:value-type="float" office:value="9781442226395" table:style-name="ce4">
            <text:p>9781442226395</text:p>
          </table:table-cell>
          <table:table-cell office:value-type="string" table:style-name="ce1">
            <text:p>International relations of As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nd</text:p>
          </table:table-cell>
          <table:table-cell office:value-type="string" table:style-name="ce1">
            <text:p>Shambaugh, David; Yahuda, Micha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0606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1400850327" table:style-name="ce3">
            <text:p>9781400850327</text:p>
          </table:table-cell>
          <table:table-cell office:value-type="float" office:value="9780691161433" table:style-name="ce4">
            <text:p>9780691161433</text:p>
          </table:table-cell>
          <table:table-cell office:value-type="string" table:style-name="ce1">
            <text:p>High-frequency financial econometr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ït-Sahalia, Yacine; Jacod, Jean</text:p>
          </table:table-cell>
          <table:table-cell office:value-type="string" table:style-name="ce1">
            <text:p>Princeton University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PUPB000230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1780233253" table:style-name="ce3">
            <text:p>9781780233253</text:p>
          </table:table-cell>
          <table:table-cell office:value-type="float" office:value="9781780232850" table:style-name="ce4">
            <text:p>9781780232850</text:p>
          </table:table-cell>
          <table:table-cell office:value-type="string" table:style-name="ce1">
            <text:p>A philosophy of emptin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atson, Gay</text:p>
          </table:table-cell>
          <table:table-cell office:value-type="string" table:style-name="ce1">
            <text:p>Reaktion Books Ltd.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EAKTIONB000038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1365" table:style-name="ce3">
            <text:p>9781780231365</text:p>
          </table:table-cell>
          <table:table-cell office:value-type="float" office:value="9781780231006" table:style-name="ce4">
            <text:p>9781780231006</text:p>
          </table:table-cell>
          <table:table-cell office:value-type="string" table:style-name="ce1">
            <text:p>Photography and explor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yan, James R.</text:p>
          </table:table-cell>
          <table:table-cell office:value-type="string" table:style-name="ce1">
            <text:p>Reaktion Books Ltd.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EAKTIONB000035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H04<text:s/><text:span text:style-name="T2">語言學</text:span></text:p>
          </table:table-cell>
          <table:table-cell office:value-type="float" office:value="9780810885752" table:style-name="ce3">
            <text:p>9780810885752</text:p>
          </table:table-cell>
          <table:table-cell office:value-type="float" office:value="9780810885745" table:style-name="ce4">
            <text:p>9780810885745</text:p>
          </table:table-cell>
          <table:table-cell office:value-type="string" table:style-name="ce1">
            <text:p>Do we still need peer review?: an argument for chan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Gould, Thomas H. P.</text:p>
          </table:table-cell>
          <table:table-cell office:value-type="string" table:style-name="ce1">
            <text:p>Scarecrow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1064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1016" table:style-name="ce3">
            <text:p>9781607281016</text:p>
          </table:table-cell>
          <table:table-cell office:value-type="float" office:value="9781607280989" table:style-name="ce4">
            <text:p>9781607280989</text:p>
          </table:table-cell>
          <table:table-cell office:value-type="string" table:style-name="ce1">
            <text:p>Emotional Intelligence Train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ulle, Karl</text:p>
          </table:table-cell>
          <table:table-cell office:value-type="string" table:style-name="ce1">
            <text:p>Association for Talent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ASTDB0000642.html</text:p>
          </table:table-cell>
          <table:table-cell office:value-type="string" table:style-name="ce1">
            <text:p>ATD workshop series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4062" table:style-name="ce3">
            <text:p>9781607284062</text:p>
          </table:table-cell>
          <table:table-cell office:value-type="float" office:value="9781562869199" table:style-name="ce4">
            <text:p>9781562869199</text:p>
          </table:table-cell>
          <table:table-cell office:value-type="string" table:style-name="ce1">
            <text:p>Leaders as teachers action guide: proven approaches for unlocking success in your organiz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etof, Edward; Owens, Lisa M.D.; Todd, Sue</text:p>
          </table:table-cell>
          <table:table-cell office:value-type="string" table:style-name="ce1">
            <text:p>ATD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ASTDB000058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1160" table:style-name="ce3">
            <text:p>9781607281160</text:p>
          </table:table-cell>
          <table:table-cell office:value-type="float" office:value="9781607280071" table:style-name="ce4">
            <text:p>9781607280071</text:p>
          </table:table-cell>
          <table:table-cell office:value-type="string" table:style-name="ce1">
            <text:p>Solving the Innovation Mystery: A Workplace Whodun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Gladis, Steve</text:p>
          </table:table-cell>
          <table:table-cell office:value-type="string" table:style-name="ce1">
            <text:p>ATD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ASTDB000065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1607281146" table:style-name="ce3">
            <text:p>9781607281146</text:p>
          </table:table-cell>
          <table:table-cell office:value-type="float" office:value="9781562869311" table:style-name="ce4">
            <text:p>9781562869311</text:p>
          </table:table-cell>
          <table:table-cell office:value-type="string" table:style-name="ce1">
            <text:p>Surveys From Start to Finis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ised 2016 edition</text:p>
          </table:table-cell>
          <table:table-cell office:value-type="string" table:style-name="ce1">
            <text:p>Cole, Megan</text:p>
          </table:table-cell>
          <table:table-cell office:value-type="string" table:style-name="ce1">
            <text:p>Association for Talent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ASTDB000066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H17<text:s/><text:span text:style-name="T2">社會學</text:span></text:p>
          </table:table-cell>
          <table:table-cell office:value-type="float" office:value="9780520962408" table:style-name="ce3">
            <text:p>9780520962408</text:p>
          </table:table-cell>
          <table:table-cell office:value-type="float" office:value="9780520287228" table:style-name="ce4">
            <text:p>9780520287228</text:p>
          </table:table-cell>
          <table:table-cell office:value-type="string" table:style-name="ce1">
            <text:p>A passion for society: how we think about human suff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ilkinson, Iain;Kleinman, Arthur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UCPB0001349.html</text:p>
          </table:table-cell>
          <table:table-cell office:value-type="string" table:style-name="ce1">
            <text:p>California Series in Public Anthropology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H04<text:s/><text:span text:style-name="T2">語言學</text:span></text:p>
          </table:table-cell>
          <table:table-cell office:value-type="float" office:value="9780520961647" table:style-name="ce3">
            <text:p>9780520961647</text:p>
          </table:table-cell>
          <table:table-cell office:value-type="float" office:value="9780520286412" table:style-name="ce4">
            <text:p>9780520286412</text:p>
          </table:table-cell>
          <table:table-cell office:value-type="string" table:style-name="ce1">
            <text:p>A grammar of the Seneca langua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hafe, Wallace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UCPB0001395.html</text:p>
          </table:table-cell>
          <table:table-cell office:value-type="string" table:style-name="ce1">
            <text:p>University of California publications in linguistics; 149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520959927" table:style-name="ce3">
            <text:p>9780520959927</text:p>
          </table:table-cell>
          <table:table-cell office:value-type="float" office:value="9780520284340" table:style-name="ce4">
            <text:p>9780520284340</text:p>
          </table:table-cell>
          <table:table-cell office:value-type="string" table:style-name="ce1">
            <text:p>A hidden history of film style: cinematographers, directors, and the collaborative proc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each, Christopher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UCPB000127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520958944" table:style-name="ce3">
            <text:p>9780520958944</text:p>
          </table:table-cell>
          <table:table-cell office:value-type="float" office:value="9780520283114" table:style-name="ce4">
            <text:p>9780520283114</text:p>
          </table:table-cell>
          <table:table-cell office:value-type="string" table:style-name="ce1">
            <text:p>K-pop : popular music, cultural amnesia, and economic innovation in South Kore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ie, John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UCPB000121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520954915" table:style-name="ce3">
            <text:p>9780520954915</text:p>
          </table:table-cell>
          <table:table-cell office:value-type="float" office:value="9780520266452" table:style-name="ce4">
            <text:p>9780520266452</text:p>
          </table:table-cell>
          <table:table-cell office:value-type="string" table:style-name="ce1">
            <text:p>Cuisine and empire: cooking in world histo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audan, Rachel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UCPB000061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H17<text:s/><text:span text:style-name="T2">社會學</text:span></text:p>
          </table:table-cell>
          <table:table-cell office:value-type="float" office:value="9780520962736" table:style-name="ce3">
            <text:p>9780520962736</text:p>
          </table:table-cell>
          <table:table-cell office:value-type="float" office:value="9780520277915" table:style-name="ce4">
            <text:p>9780520277915</text:p>
          </table:table-cell>
          <table:table-cell office:value-type="string" table:style-name="ce1">
            <text:p>Encountering Poverty: Thinking and Acting in an Unequal Wor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oy, Ananya; Negrón-Gonzales, Genevieve; Opoku-Agyemang, Kweku; Talwalker, Clare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UCPB000161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520960770" table:style-name="ce3">
            <text:p>9780520960770</text:p>
          </table:table-cell>
          <table:table-cell office:value-type="float" office:value="9780520285231" table:style-name="ce4">
            <text:p>9780520285231</text:p>
          </table:table-cell>
          <table:table-cell office:value-type="string" table:style-name="ce1">
            <text:p>French Wine: A Histo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Phillips, Rod</text:p>
          </table:table-cell>
          <table:table-cell office:value-type="string" table:style-name="ce1">
            <text:p>UC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UCPB000149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520962569" table:style-name="ce3">
            <text:p>9780520962569</text:p>
          </table:table-cell>
          <table:table-cell office:value-type="float" office:value="9780520287457" table:style-name="ce4">
            <text:p>9780520287457</text:p>
          </table:table-cell>
          <table:table-cell office:value-type="string" table:style-name="ce1">
            <text:p>More Than Just Food: Food Justice and Community Chan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road, Garrett M.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UCPB0001446.html</text:p>
          </table:table-cell>
          <table:table-cell office:value-type="string" table:style-name="ce1">
            <text:p>California Studies in Food and Culture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H17<text:s/><text:span text:style-name="T2">社會學</text:span></text:p>
          </table:table-cell>
          <table:table-cell office:value-type="float" office:value="9780520965171" table:style-name="ce3">
            <text:p>9780520965171</text:p>
          </table:table-cell>
          <table:table-cell office:value-type="float" office:value="9780520291379" table:style-name="ce4">
            <text:p>9780520291379</text:p>
          </table:table-cell>
          <table:table-cell office:value-type="string" table:style-name="ce1">
            <text:p>Words Matter: Communicating Effectively in the New Global Off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Keating, Elizabeth; Jarvenpaa, Sirkka L.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UCPB000151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H09<text:s/><text:span text:style-name="T2">人類學</text:span></text:p>
          </table:table-cell>
          <table:table-cell office:value-type="float" office:value="9781782389958" table:style-name="ce3">
            <text:p>9781782389958</text:p>
          </table:table-cell>
          <table:table-cell office:value-type="float" office:value="9781782389941" table:style-name="ce4">
            <text:p>9781782389941</text:p>
          </table:table-cell>
          <table:table-cell office:value-type="string" table:style-name="ce1">
            <text:p>Cambridge anthropology: preliminary not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acfarlane, Alan</text:p>
          </table:table-cell>
          <table:table-cell office:value-type="string" table:style-name="ce1">
            <text:p>Berghahn Book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BERGHAHNB000151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5331855" table:style-name="ce3">
            <text:p>9781785331855</text:p>
          </table:table-cell>
          <table:table-cell office:value-type="float" office:value="9781785331848" table:style-name="ce4">
            <text:p>9781785331848</text:p>
          </table:table-cell>
          <table:table-cell office:value-type="string" table:style-name="ce1">
            <text:p>The Total Work of Art: Foundations, Articulations, Inspira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Imhoof, David; Menninger, Margaret Eleanor; Steinhoff, Anthony J.</text:p>
          </table:table-cell>
          <table:table-cell office:value-type="string" table:style-name="ce1">
            <text:p>Berghahn Book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BERGHAHNB000167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89224" table:style-name="ce3">
            <text:p>9780810889224</text:p>
          </table:table-cell>
          <table:table-cell office:value-type="float" office:value="9780810889217" table:style-name="ce4">
            <text:p>9780810889217</text:p>
          </table:table-cell>
          <table:table-cell office:value-type="string" table:style-name="ce1">
            <text:p>100 books every blues fan should ow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Komara, Edward M.; Johnson, Greg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0994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H05<text:s/><text:span text:style-name="T2">文學二</text:span><text:s/>(<text:span text:style-name="T2">外國文學、性別研究、文化研究</text:span>)</text:p>
          </table:table-cell>
          <table:table-cell office:value-type="float" office:value="9781442229419" table:style-name="ce3">
            <text:p>9781442229419</text:p>
          </table:table-cell>
          <table:table-cell office:value-type="float" office:value="9781442229396" table:style-name="ce4">
            <text:p>9781442229396</text:p>
          </table:table-cell>
          <table:table-cell office:value-type="string" table:style-name="ce1">
            <text:p>A lifetime of fiction: the 500 most recommended reads for ages 2 to 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artin, William Patrick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0808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1611460919" table:style-name="ce3">
            <text:p>9781611460919</text:p>
          </table:table-cell>
          <table:table-cell office:value-type="float" office:value="9781611460902" table:style-name="ce4">
            <text:p>9781611460902</text:p>
          </table:table-cell>
          <table:table-cell office:value-type="string" table:style-name="ce1">
            <text:p>A Protestant church in communist China: Moore Memorial Church Shanghai, 1949 - 19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Keating, John Craig William</text:p>
          </table:table-cell>
          <table:table-cell office:value-type="string" table:style-name="ce1">
            <text:p>Lehigh University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ROWMANB000261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H14<text:s/><text:span text:style-name="T2">政治學</text:span></text:p>
          </table:table-cell>
          <table:table-cell office:value-type="float" office:value="9780739173015" table:style-name="ce3">
            <text:p>9780739173015</text:p>
          </table:table-cell>
          <table:table-cell office:value-type="float" office:value="9780739173008" table:style-name="ce4">
            <text:p>9780739173008</text:p>
          </table:table-cell>
          <table:table-cell office:value-type="string" table:style-name="ce1">
            <text:p>Confucianism, democratization, and human rights in Taiw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etzer, Joel S.; Soper, J. Christopher</text:p>
          </table:table-cell>
          <table:table-cell office:value-type="string" table:style-name="ce1">
            <text:p>Lexington Book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415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H04<text:s/><text:span text:style-name="T2">語言學</text:span></text:p>
          </table:table-cell>
          <table:table-cell office:value-type="float" office:value="9781442231665" table:style-name="ce3">
            <text:p>9781442231665</text:p>
          </table:table-cell>
          <table:table-cell office:value-type="float" office:value="9781442231658" table:style-name="ce4">
            <text:p>9781442231658</text:p>
          </table:table-cell>
          <table:table-cell office:value-type="string" table:style-name="ce1">
            <text:p>Curriculum-based library instruction: from cultivating faculty relationships to assess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levins, Amy E.; Inman, Megan B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1075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493004003" table:style-name="ce3">
            <text:p>9781493004003</text:p>
          </table:table-cell>
          <table:table-cell office:value-type="float" office:value="9780762792221" table:style-name="ce4">
            <text:p>9780762792221</text:p>
          </table:table-cell>
          <table:table-cell office:value-type="string" table:style-name="ce1">
            <text:p>Essentials of Southern cooking: techniques and flavors of a classic American cuis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owler, Damon Lee</text:p>
          </table:table-cell>
          <table:table-cell office:value-type="string" table:style-name="ce1">
            <text:p>Lyons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1076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761864295" table:style-name="ce3">
            <text:p>9780761864295</text:p>
          </table:table-cell>
          <table:table-cell office:value-type="float" office:value="9780761864288" table:style-name="ce4">
            <text:p>9780761864288</text:p>
          </table:table-cell>
          <table:table-cell office:value-type="string" table:style-name="ce1">
            <text:p>Fired clay in four porcelain clusters: a comparative study of energy use, production/environmental ecology, and kiln development in arita, hong kong, jingdezhen, and ying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im, Tai Wei</text:p>
          </table:table-cell>
          <table:table-cell office:value-type="string" table:style-name="ce1">
            <text:p>University Press of America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1007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442227293" table:style-name="ce3">
            <text:p>9781442227293</text:p>
          </table:table-cell>
          <table:table-cell office:value-type="float" office:value="9781442227286" table:style-name="ce4">
            <text:p>9781442227286</text:p>
          </table:table-cell>
          <table:table-cell office:value-type="string" table:style-name="ce1">
            <text:p>Food in the air and space: the surprising history of food and drink in the ski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oss, Richard</text:p>
          </table:table-cell>
          <table:table-cell office:value-type="string" table:style-name="ce1">
            <text:p>Rowman &amp; Littlefield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ROWMANB001190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H17<text:s/><text:span text:style-name="T2">社會學</text:span></text:p>
          </table:table-cell>
          <table:table-cell office:value-type="float" office:value="9780739171837" table:style-name="ce3">
            <text:p>9780739171837</text:p>
          </table:table-cell>
          <table:table-cell office:value-type="float" office:value="9780739171820" table:style-name="ce4">
            <text:p>9780739171820</text:p>
          </table:table-cell>
          <table:table-cell office:value-type="string" table:style-name="ce1">
            <text:p>Global Movements: Dance, Place, and Hybrid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Kuhlke, Olaf; Pine, Adam M.</text:p>
          </table:table-cell>
          <table:table-cell office:value-type="string" table:style-name="ce1">
            <text:p>Lexington Book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ROWMANB001334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80269" table:style-name="ce3">
            <text:p>9780810880269</text:p>
          </table:table-cell>
          <table:table-cell office:value-type="float" office:value="9780810867949" table:style-name="ce4">
            <text:p>9780810867949</text:p>
          </table:table-cell>
          <table:table-cell office:value-type="string" table:style-name="ce1">
            <text:p>Historical dictionary of British cin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urton, Alan; Chibnall, Steve</text:p>
          </table:table-cell>
          <table:table-cell office:value-type="string" table:style-name="ce1">
            <text:p>Scarecrow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759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79133" table:style-name="ce3">
            <text:p>9780810879133</text:p>
          </table:table-cell>
          <table:table-cell office:value-type="float" office:value="9780810867796" table:style-name="ce4">
            <text:p>9780810867796</text:p>
          </table:table-cell>
          <table:table-cell office:value-type="string" table:style-name="ce1">
            <text:p>Historical dictionary of Chinese cin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Ye, Tan; Zhu, Yun</text:p>
          </table:table-cell>
          <table:table-cell office:value-type="string" table:style-name="ce1">
            <text:p>Scarecrow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ROWMANB000417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74848" table:style-name="ce3">
            <text:p>9780810874848</text:p>
          </table:table-cell>
          <table:table-cell office:value-type="float" office:value="9780810872301" table:style-name="ce4">
            <text:p>9780810872301</text:p>
          </table:table-cell>
          <table:table-cell office:value-type="string" table:style-name="ce1">
            <text:p>Historical dictionary of romantic musi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ooper, John Michael</text:p>
          </table:table-cell>
          <table:table-cell office:value-type="string" table:style-name="ce1">
            <text:p>Scarecrow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757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83253" table:style-name="ce3">
            <text:p>9780810883253</text:p>
          </table:table-cell>
          <table:table-cell office:value-type="float" office:value="9780810882720" table:style-name="ce4">
            <text:p>9780810882720</text:p>
          </table:table-cell>
          <table:table-cell office:value-type="string" table:style-name="ce1">
            <text:p>Operas in English: a diction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ised edition</text:p>
          </table:table-cell>
          <table:table-cell office:value-type="string" table:style-name="ce1">
            <text:p>Griffel, Margaret Ross</text:p>
          </table:table-cell>
          <table:table-cell office:value-type="string" table:style-name="ce1">
            <text:p>Scarecrow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1145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H11<text:s/><text:span text:style-name="T2">教育學</text:span></text:p>
          </table:table-cell>
          <table:table-cell office:value-type="float" office:value="9781442242876" table:style-name="ce3">
            <text:p>9781442242876</text:p>
          </table:table-cell>
          <table:table-cell office:value-type="float" office:value="9781442242852" table:style-name="ce4">
            <text:p>9781442242852</text:p>
          </table:table-cell>
          <table:table-cell office:value-type="string" table:style-name="ce1">
            <text:p>Practical statistics for educat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th</text:p>
          </table:table-cell>
          <table:table-cell office:value-type="string" table:style-name="ce1">
            <text:p>Ravid, Ruth</text:p>
          </table:table-cell>
          <table:table-cell office:value-type="string" table:style-name="ce1">
            <text:p>Rowman &amp; Littlefield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ROWMANB001193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H06<text:s/><text:span text:style-name="T2">歷史學</text:span></text:p>
          </table:table-cell>
          <table:table-cell office:value-type="float" office:value="9781442225756" table:style-name="ce3">
            <text:p>9781442225756</text:p>
          </table:table-cell>
          <table:table-cell office:value-type="float" office:value="9781442225749" table:style-name="ce4">
            <text:p>9781442225749</text:p>
          </table:table-cell>
          <table:table-cell office:value-type="string" table:style-name="ce1">
            <text:p>Prosperity's predicament: Identity, reform, and resistance in rural wartime Chi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rook, Isabel Brown;Gilmartin, Christina Kelley ;Yu, Xiji ;Hershatter, Gail ;Honig, Emily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722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H12<text:s/><text:span text:style-name="T2">心理學</text:span></text:p>
          </table:table-cell>
          <table:table-cell office:value-type="float" office:value="9780765709226" table:style-name="ce3">
            <text:p>9780765709226</text:p>
          </table:table-cell>
          <table:table-cell office:value-type="float" office:value="9780765709219" table:style-name="ce4">
            <text:p>9780765709219</text:p>
          </table:table-cell>
          <table:table-cell office:value-type="string" table:style-name="ce1">
            <text:p>Psychodynamic perspectives on working with children, families, and schoo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O'Loughlin, Michael</text:p>
          </table:table-cell>
          <table:table-cell office:value-type="string" table:style-name="ce1">
            <text:p>Jason Aronson, Inc.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951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611494099" table:style-name="ce3">
            <text:p>9781611494099</text:p>
          </table:table-cell>
          <table:table-cell office:value-type="float" office:value="9781611494082" table:style-name="ce4">
            <text:p>9781611494082</text:p>
          </table:table-cell>
          <table:table-cell office:value-type="string" table:style-name="ce1">
            <text:p>Shapely bodies: the image of porcelain in eighteenth-century Fran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Jones, Christine A.</text:p>
          </table:table-cell>
          <table:table-cell office:value-type="string" table:style-name="ce1">
            <text:p>University of Delaware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635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H14<text:s/><text:span text:style-name="T2">政治學</text:span></text:p>
          </table:table-cell>
          <table:table-cell office:value-type="float" office:value="9781442227866" table:style-name="ce3">
            <text:p>9781442227866</text:p>
          </table:table-cell>
          <table:table-cell office:value-type="float" office:value="9781442227859" table:style-name="ce4">
            <text:p>9781442227859</text:p>
          </table:table-cell>
          <table:table-cell office:value-type="string" table:style-name="ce1">
            <text:p>Taiwan's quest for greater participation in the international community: a report of the CSIS freeman chair in China studies, november 20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Glaser, Bonnie S.</text:p>
          </table:table-cell>
          <table:table-cell office:value-type="string" table:style-name="ce1">
            <text:p>Center for Strategic &amp; International Studie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718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H12<text:s/><text:span text:style-name="T2">心理學</text:span></text:p>
          </table:table-cell>
          <table:table-cell office:value-type="float" office:value="9780761864059" table:style-name="ce3">
            <text:p>9780761864059</text:p>
          </table:table-cell>
          <table:table-cell office:value-type="float" office:value="9780761864042" table:style-name="ce4">
            <text:p>9780761864042</text:p>
          </table:table-cell>
          <table:table-cell office:value-type="string" table:style-name="ce1">
            <text:p>Terra incognita: a psychoanalyst explores the human so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brahams, Joseph Isaac</text:p>
          </table:table-cell>
          <table:table-cell office:value-type="string" table:style-name="ce1">
            <text:p>University Press of America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1183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810884588" table:style-name="ce3">
            <text:p>9780810884588</text:p>
          </table:table-cell>
          <table:table-cell office:value-type="float" office:value="9780810884571" table:style-name="ce4">
            <text:p>9780810884571</text:p>
          </table:table-cell>
          <table:table-cell office:value-type="string" table:style-name="ce1">
            <text:p>The classical revolution: thoughts on new music in the 21st centu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orstlap, John</text:p>
          </table:table-cell>
          <table:table-cell office:value-type="string" table:style-name="ce1">
            <text:p>Scarecrow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807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H14<text:s/><text:span text:style-name="T2">政治學</text:span></text:p>
          </table:table-cell>
          <table:table-cell office:value-type="float" office:value="9781442224124" table:style-name="ce3">
            <text:p>9781442224124</text:p>
          </table:table-cell>
          <table:table-cell office:value-type="float" office:value="9781442224100" table:style-name="ce4">
            <text:p>9781442224100</text:p>
          </table:table-cell>
          <table:table-cell office:value-type="string" table:style-name="ce1">
            <text:p>The new era in U.S. national security: an introduction to emerging threats and challen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Jarmon, Jack A.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OWMANB000606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1451479843" table:style-name="ce3">
            <text:p>9781451479843</text:p>
          </table:table-cell>
          <table:table-cell office:value-type="float" office:value="9781451477931" table:style-name="ce4">
            <text:p>9781451477931</text:p>
          </table:table-cell>
          <table:table-cell office:value-type="string" table:style-name="ce1">
            <text:p>Christ miracle worker in early christian a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Jefferson, Lee M.</text:p>
          </table:table-cell>
          <table:table-cell office:value-type="string" table:style-name="ce1">
            <text:p>Fortress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BNB000175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1451489651" table:style-name="ce3">
            <text:p>9781451489651</text:p>
          </table:table-cell>
          <table:table-cell office:value-type="float" office:value="9781451488784" table:style-name="ce4">
            <text:p>9781451488784</text:p>
          </table:table-cell>
          <table:table-cell office:value-type="string" table:style-name="ce1">
            <text:p>Sticky learning: how neuroscience supports teaching that's remembe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Inglis, Holly J.;Dawson, Kathy L. ;Nishioka, Rodger Y.</text:p>
          </table:table-cell>
          <table:table-cell office:value-type="string" table:style-name="ce1">
            <text:p>Fortress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BNB000253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1400847648" table:style-name="ce3">
            <text:p>9781400847648</text:p>
          </table:table-cell>
          <table:table-cell office:value-type="float" office:value="9780691158709" table:style-name="ce4">
            <text:p>9780691158709</text:p>
          </table:table-cell>
          <table:table-cell office:value-type="string" table:style-name="ce1">
            <text:p>Rational Expectations and Infl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rd</text:p>
          </table:table-cell>
          <table:table-cell office:value-type="string" table:style-name="ce1">
            <text:p>Sargent, Thomas J.</text:p>
          </table:table-cell>
          <table:table-cell office:value-type="string" table:style-name="ce1">
            <text:p>Princeton University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PUPB000534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1400847167" table:style-name="ce3">
            <text:p>9781400847167</text:p>
          </table:table-cell>
          <table:table-cell office:value-type="float" office:value="9780691158730" table:style-name="ce4">
            <text:p>9780691158730</text:p>
          </table:table-cell>
          <table:table-cell office:value-type="string" table:style-name="ce1">
            <text:p>The Federal Reserve and the financial cr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ernanke, Ben</text:p>
          </table:table-cell>
          <table:table-cell office:value-type="string" table:style-name="ce1">
            <text:p>Princeton University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PUPB000189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2188" table:style-name="ce3">
            <text:p>9781780232188</text:p>
          </table:table-cell>
          <table:table-cell office:value-type="float" office:value="9781780231709" table:style-name="ce4">
            <text:p>9781780231709</text:p>
          </table:table-cell>
          <table:table-cell office:value-type="string" table:style-name="ce1">
            <text:p>Game: a global histo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ee, Paula Young</text:p>
          </table:table-cell>
          <table:table-cell office:value-type="string" table:style-name="ce1">
            <text:p>Reaktion Books Ltd.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EAKTIONB000054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0719" table:style-name="ce3">
            <text:p>9781780230719</text:p>
          </table:table-cell>
          <table:table-cell office:value-type="float" office:value="9781780230269" table:style-name="ce4">
            <text:p>9781780230269</text:p>
          </table:table-cell>
          <table:table-cell office:value-type="string" table:style-name="ce1">
            <text:p>Drive : automobile journeys through film, cities and landscap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orden, Iain</text:p>
          </table:table-cell>
          <table:table-cell office:value-type="string" table:style-name="ce1">
            <text:p>Reaktion Books Ltd.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REAKTIONB000029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6070" table:style-name="ce3">
            <text:p>9781780236070</text:p>
          </table:table-cell>
          <table:table-cell office:value-type="float" office:value="9781780235721" table:style-name="ce4">
            <text:p>9781780235721</text:p>
          </table:table-cell>
          <table:table-cell office:value-type="string" table:style-name="ce1">
            <text:p>Can It!: The Perils and Pleasures of Preserving Foo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llen, Gary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0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6087" table:style-name="ce3">
            <text:p>9781780236087</text:p>
          </table:table-cell>
          <table:table-cell office:value-type="float" office:value="9781780235974" table:style-name="ce4">
            <text:p>9781780235974</text:p>
          </table:table-cell>
          <table:table-cell office:value-type="string" table:style-name="ce1">
            <text:p>The Destruction of Memory: Architecture at W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nd expanded edition</text:p>
          </table:table-cell>
          <table:table-cell office:value-type="string" table:style-name="ce1">
            <text:p>Bevan, Robert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1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6094" table:style-name="ce3">
            <text:p>9781780236094</text:p>
          </table:table-cell>
          <table:table-cell office:value-type="float" office:value="9781780235745" table:style-name="ce4">
            <text:p>9781780235745</text:p>
          </table:table-cell>
          <table:table-cell office:value-type="string" table:style-name="ce1">
            <text:p>Fast Food: The Good, the Bad and the Hung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mith, Andrew F.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0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7039" table:style-name="ce3">
            <text:p>9781780237039</text:p>
          </table:table-cell>
          <table:table-cell office:value-type="float" office:value="9781780236568" table:style-name="ce4">
            <text:p>9781780236568</text:p>
          </table:table-cell>
          <table:table-cell office:value-type="string" table:style-name="ce1">
            <text:p>The Return of Curiosity: What Museums are Good For in the 21st Centu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Thomas, Nicholas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1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4625" table:style-name="ce3">
            <text:p>9781780234625</text:p>
          </table:table-cell>
          <table:table-cell office:value-type="float" office:value="9781780234397" table:style-name="ce4">
            <text:p>9781780234397</text:p>
          </table:table-cell>
          <table:table-cell office:value-type="string" table:style-name="ce1">
            <text:p>Dress code: the naked truth about fash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rntzen, Mari Grinde; Pierce, Kerry<text:s/></text:p>
          </table:table-cell>
          <table:table-cell office:value-type="string" table:style-name="ce1">
            <text:p>Reaktion Books Ltd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REAKTIONB000057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5660" table:style-name="ce3">
            <text:p>9781780235660</text:p>
          </table:table-cell>
          <table:table-cell office:value-type="float" office:value="9781780235202" table:style-name="ce4">
            <text:p>9781780235202</text:p>
          </table:table-cell>
          <table:table-cell office:value-type="string" table:style-name="ce1">
            <text:p>The Making of Place: Modern and Contemporary Garde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Hunt, John Dixon</text:p>
          </table:table-cell>
          <table:table-cell office:value-type="string" table:style-name="ce1">
            <text:p>Reaktion Books Ltd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REAKTIONB000060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3086" table:style-name="ce3">
            <text:p>9781780233086</text:p>
          </table:table-cell>
          <table:table-cell office:value-type="float" office:value="9781780232690" table:style-name="ce4">
            <text:p>9781780232690</text:p>
          </table:table-cell>
          <table:table-cell office:value-type="string" table:style-name="ce1">
            <text:p>Contemporary Chinese art: a critical histo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Gladston, Paul</text:p>
          </table:table-cell>
          <table:table-cell office:value-type="string" table:style-name="ce1">
            <text:p>Reaktion Books Ltd.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EAKTIONB000059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1780234144" table:style-name="ce3">
            <text:p>9781780234144</text:p>
          </table:table-cell>
          <table:table-cell office:value-type="float" office:value="9781780233727" table:style-name="ce4">
            <text:p>9781780233727</text:p>
          </table:table-cell>
          <table:table-cell office:value-type="string" table:style-name="ce1">
            <text:p>Staging the Archive: art and photography in the age of new med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lphen, Ernst van</text:p>
          </table:table-cell>
          <table:table-cell office:value-type="string" table:style-name="ce1">
            <text:p>Reaktion Books Ltd.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REAKTIONB000058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0814449226" table:style-name="ce3">
            <text:p>9780814449226</text:p>
          </table:table-cell>
          <table:table-cell office:value-type="float" office:value="9780814449219" table:style-name="ce4">
            <text:p>9780814449219</text:p>
          </table:table-cell>
          <table:table-cell office:value-type="string" table:style-name="ce1">
            <text:p>Behind every good decision: how anyone can use business analytics to turn data into profitable insigh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Jain, Piyanka; Sharma, Puneet; Jayaraman, Lakshmi</text:p>
          </table:table-cell>
          <table:table-cell office:value-type="string" table:style-name="ce1">
            <text:p>American Management Association (AMACOM)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AMAB000089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0814433966" table:style-name="ce3">
            <text:p>9780814433966</text:p>
          </table:table-cell>
          <table:table-cell office:value-type="float" office:value="9780814433959" table:style-name="ce4">
            <text:p>9780814433959</text:p>
          </table:table-cell>
          <table:table-cell office:value-type="string" table:style-name="ce1">
            <text:p>It's not the size of the data-it's how you use it: smarter marketing with analytics and dashboar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Pauwels, Koen</text:p>
          </table:table-cell>
          <table:table-cell office:value-type="string" table:style-name="ce1">
            <text:p>American Management Association (AMACOM)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AMAB000086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H41<text:s/><text:span text:style-name="T2">管理一</text:span><text:s/>(<text:span text:style-name="T2">人資、組織行為、策略管理、國企、醫管、科管</text:span>)</text:p>
          </table:table-cell>
          <table:table-cell office:value-type="float" office:value="9780814434680" table:style-name="ce3">
            <text:p>9780814434680</text:p>
          </table:table-cell>
          <table:table-cell office:value-type="float" office:value="9780814434673" table:style-name="ce4">
            <text:p>9780814434673</text:p>
          </table:table-cell>
          <table:table-cell office:value-type="string" table:style-name="ce1">
            <text:p>The ten golden rules of leadership: classical wisdom for modern leade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oupios, Michael A.; Mourdoukoutas, Panos</text:p>
          </table:table-cell>
          <table:table-cell office:value-type="string" table:style-name="ce1">
            <text:p>American Management Association (AMACOM)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AMAB000089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0814433461" table:style-name="ce3">
            <text:p>9780814433461</text:p>
          </table:table-cell>
          <table:table-cell office:value-type="float" office:value="9780814433454" table:style-name="ce4">
            <text:p>9780814433454</text:p>
          </table:table-cell>
          <table:table-cell office:value-type="string" table:style-name="ce1">
            <text:p>The project management tool kit: 100 tips and techniques for getting the job done righ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rd</text:p>
          </table:table-cell>
          <table:table-cell office:value-type="string" table:style-name="ce1">
            <text:p>Kendrick, Tom</text:p>
          </table:table-cell>
          <table:table-cell office:value-type="string" table:style-name="ce1">
            <text:p>American Management Association (AMACOM)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AMAB000084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H15<text:s/><text:span text:style-name="T2">經濟學</text:span></text:p>
          </table:table-cell>
          <table:table-cell office:value-type="float" office:value="9780814430309" table:style-name="ce3">
            <text:p>9780814430309</text:p>
          </table:table-cell>
          <table:table-cell office:value-type="float" office:value="9780814430293" table:style-name="ce4">
            <text:p>9780814430293</text:p>
          </table:table-cell>
          <table:table-cell office:value-type="string" table:style-name="ce1">
            <text:p>Emotional intelligence for sales success: connect with customers and get resu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tanley, Colleen</text:p>
          </table:table-cell>
          <table:table-cell office:value-type="string" table:style-name="ce1">
            <text:p>American Management Association (AMACOM)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AMAB000079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H22<text:s/><text:span text:style-name="T2">區域研究及地理</text:span></text:p>
          </table:table-cell>
          <table:table-cell office:value-type="float" office:value="9781780931708" table:style-name="ce3">
            <text:p>9781780931708</text:p>
          </table:table-cell>
          <table:table-cell office:value-type="float" office:value="9781780931692" table:style-name="ce4">
            <text:p>9781780931692</text:p>
          </table:table-cell>
          <table:table-cell office:value-type="string" table:style-name="ce1">
            <text:p>Climate protection and develop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ckerman, Frank; Kozul-Wright, Richard; Vos, Rob<text:s/></text:p>
          </table:table-cell>
          <table:table-cell office:value-type="string" table:style-name="ce1">
            <text:p>Bloomsbury Publishing Plc.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ACB000047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H23<text:s/><text:span text:style-name="T2">藝術學</text:span></text:p>
          </table:table-cell>
          <table:table-cell office:value-type="float" office:value="9780231527781" table:style-name="ce3">
            <text:p>9780231527781</text:p>
          </table:table-cell>
          <table:table-cell office:value-type="float" office:value="9780231152006" table:style-name="ce4">
            <text:p>9780231152006</text:p>
          </table:table-cell>
          <table:table-cell office:value-type="string" table:style-name="ce1">
            <text:p>Radical history &amp; the politics of a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ockhill, Gabriel</text:p>
          </table:table-cell>
          <table:table-cell office:value-type="string" table:style-name="ce1">
            <text:p>Columbia University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COLB000187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0231535359" table:style-name="ce3">
            <text:p>9780231535359</text:p>
          </table:table-cell>
          <table:table-cell office:value-type="float" office:value="9780231165105" table:style-name="ce4">
            <text:p>9780231165105</text:p>
          </table:table-cell>
          <table:table-cell office:value-type="string" table:style-name="ce1">
            <text:p>Jacques Iacan, past and present: a dialog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adiou, Alain; Roudinesco, Élisabeth</text:p>
          </table:table-cell>
          <table:table-cell office:value-type="string" table:style-name="ce1">
            <text:p>Columbia University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COLB000188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H17<text:s/><text:span text:style-name="T2">社會學</text:span></text:p>
          </table:table-cell>
          <table:table-cell office:value-type="float" office:value="9780231534888" table:style-name="ce3">
            <text:p>9780231534888</text:p>
          </table:table-cell>
          <table:table-cell office:value-type="float" office:value="9780231135801" table:style-name="ce4">
            <text:p>9780231135801</text:p>
          </table:table-cell>
          <table:table-cell office:value-type="string" table:style-name="ce1">
            <text:p>The social work intervi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th</text:p>
          </table:table-cell>
          <table:table-cell office:value-type="string" table:style-name="ce1">
            <text:p>Kadushin, Alfred; Kadushin, Goldie</text:p>
          </table:table-cell>
          <table:table-cell office:value-type="string" table:style-name="ce1">
            <text:p>Columbia University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COLB000182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H08<text:s/><text:span text:style-name="T2">哲學</text:span></text:p>
          </table:table-cell>
          <table:table-cell office:value-type="float" office:value="9780231537780" table:style-name="ce3">
            <text:p>9780231537780</text:p>
          </table:table-cell>
          <table:table-cell office:value-type="float" office:value="9780231162708" table:style-name="ce4">
            <text:p>9780231162708</text:p>
          </table:table-cell>
          <table:table-cell office:value-type="string" table:style-name="ce1">
            <text:p>The body incantatory: spells and the ritual imagination in medieval Chinese Buddhis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opp, Paul</text:p>
          </table:table-cell>
          <table:table-cell office:value-type="string" table:style-name="ce1">
            <text:p>Columbia University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COLB000197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H06<text:s/><text:span text:style-name="T2">歷史學</text:span></text:p>
          </table:table-cell>
          <table:table-cell office:value-type="float" office:value="9780231539081" table:style-name="ce3">
            <text:p>9780231539081</text:p>
          </table:table-cell>
          <table:table-cell office:value-type="float" office:value="9780231167864" table:style-name="ce4">
            <text:p>9780231167864</text:p>
          </table:table-cell>
          <table:table-cell office:value-type="string" table:style-name="ce1">
            <text:p>Medieval tastes: food, cooking, and the t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ontanari, Massimo</text:p>
          </table:table-cell>
          <table:table-cell office:value-type="string" table:style-name="ce1">
            <text:p>Columbia University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COLB0002102.html</text:p>
          </table:table-cell>
          <table:table-cell office:value-type="string" table:style-name="ce1">
            <text:p>Arts and traditions of the table: perspectives on culinary history</text:p>
          </table:table-cell>
          <table:table-cell table:number-columns-repeated="16372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H22<text:s/><text:span text:style-name="T2">區域研究及地理</text:span></text:p>
          </table:table-cell>
          <table:table-cell office:value-type="float" office:value="9789814515030" table:style-name="ce3">
            <text:p>9789814515030</text:p>
          </table:table-cell>
          <table:table-cell office:value-type="float" office:value="9789814515023" table:style-name="ce4">
            <text:p>9789814515023</text:p>
          </table:table-cell>
          <table:table-cell office:value-type="string" table:style-name="ce1">
            <text:p>Penang Chinese commerce in the 19th century: the rise and fall of the big fiv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ong, Yee Tuan</text:p>
          </table:table-cell>
          <table:table-cell office:value-type="string" table:style-name="ce1">
            <text:p>ISEAS - Yusof Ishak Institute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ISEASB000056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H22<text:s/><text:span text:style-name="T2">區域研究及地理</text:span></text:p>
          </table:table-cell>
          <table:table-cell office:value-type="float" office:value="9789814379656" table:style-name="ce3">
            <text:p>9789814379656</text:p>
          </table:table-cell>
          <table:table-cell office:value-type="float" office:value="9789814379649" table:style-name="ce4">
            <text:p>9789814379649</text:p>
          </table:table-cell>
          <table:table-cell office:value-type="string" table:style-name="ce1">
            <text:p>Achieving the ASEAN economic community 2015: challenges for member countries and business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asu Das, Sanchita</text:p>
          </table:table-cell>
          <table:table-cell office:value-type="string" table:style-name="ce1">
            <text:p>ISEAS - Yusof Ishak Institute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ISEASB0000425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H22<text:s/><text:span text:style-name="T2">區域研究及地理</text:span></text:p>
          </table:table-cell>
          <table:table-cell office:value-type="float" office:value="9789814380447" table:style-name="ce3">
            <text:p>9789814380447</text:p>
          </table:table-cell>
          <table:table-cell office:value-type="float" office:value="9789814380423" table:style-name="ce4">
            <text:p>9789814380423</text:p>
          </table:table-cell>
          <table:table-cell office:value-type="string" table:style-name="ce1">
            <text:p>The importance of governance for sustainable develop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lark, Helen</text:p>
          </table:table-cell>
          <table:table-cell office:value-type="string" table:style-name="ce1">
            <text:p>ISEAS - Yusof Ishak Institute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ISEASB000047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H14<text:s/><text:span text:style-name="T2">政治學</text:span></text:p>
          </table:table-cell>
          <table:table-cell office:value-type="float" office:value="9789814762458" table:style-name="ce3">
            <text:p>9789814762458</text:p>
          </table:table-cell>
          <table:table-cell office:value-type="float" office:value="9789814762328" table:style-name="ce4">
            <text:p>9789814762328</text:p>
          </table:table-cell>
          <table:table-cell office:value-type="string" table:style-name="ce1">
            <text:p>Strengthening Partnership for Regional Sustainable Develop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Tran Dai Quang</text:p>
          </table:table-cell>
          <table:table-cell office:value-type="string" table:style-name="ce1">
            <text:p>ISEAS - Yusof Ishak Institut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ISEASB000058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40446738" table:style-name="ce3">
            <text:p>9781940446738</text:p>
          </table:table-cell>
          <table:table-cell office:value-type="float" office:value="9781940446714" table:style-name="ce4">
            <text:p>9781940446714</text:p>
          </table:table-cell>
          <table:table-cell office:value-type="string" table:style-name="ce1">
            <text:p>Home Care Nursing: Surviving in an Ever-Changing Care Environ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arrelli, Tina M.</text:p>
          </table:table-cell>
          <table:table-cell office:value-type="string" table:style-name="ce1">
            <text:p>Sigma Theta Tau International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http://portal.igpublish.com/iglibrary/search/NKIB000009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B3010C1<text:s/><text:span text:style-name="T2">生工及生機</text:span></text:p>
          </table:table-cell>
          <table:table-cell office:value-type="float" office:value="9781608452057" table:style-name="ce3">
            <text:p>9781608452057</text:p>
          </table:table-cell>
          <table:table-cell office:value-type="float" office:value="9781608452040" table:style-name="ce4">
            <text:p>9781608452040</text:p>
          </table:table-cell>
          <table:table-cell office:value-type="string" table:style-name="ce1">
            <text:p>Cardiac tissue engineering: principles, materials, and applica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uvinov, Emil; Sapir, Yulia; Cohen, Smadar</text:p>
          </table:table-cell>
          <table:table-cell office:value-type="string" table:style-name="ce1">
            <text:p>Morgan &amp; Claypool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MCPB0000095.html</text:p>
          </table:table-cell>
          <table:table-cell office:value-type="string" table:style-name="ce1">
            <text:p>Synthesis lectures on tissue engineering; 9</text:p>
          </table:table-cell>
          <table:table-cell table:number-columns-repeated="16372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B2010B0<text:s/><text:span text:style-name="T2">動物學</text:span></text:p>
          </table:table-cell>
          <table:table-cell office:value-type="float" office:value="9780520952201" table:style-name="ce3">
            <text:p>9780520952201</text:p>
          </table:table-cell>
          <table:table-cell office:value-type="float" office:value="9780520272378" table:style-name="ce4">
            <text:p>9780520272378</text:p>
          </table:table-cell>
          <table:table-cell office:value-type="string" table:style-name="ce1">
            <text:p>Emerging avian disea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Paul, Ellen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UCPB0000938.html</text:p>
          </table:table-cell>
          <table:table-cell office:value-type="string" table:style-name="ce1">
            <text:p>Studies in Avian Biology No; 42</text:p>
          </table:table-cell>
          <table:table-cell table:number-columns-repeated="16372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B1020A9<text:s/><text:span text:style-name="T2">神經內科</text:span></text:p>
          </table:table-cell>
          <table:table-cell office:value-type="float" office:value="9781615046430" table:style-name="ce3">
            <text:p>9781615046430</text:p>
          </table:table-cell>
          <table:table-cell office:value-type="float" office:value="9781615046423" table:style-name="ce4">
            <text:p>9781615046423</text:p>
          </table:table-cell>
          <table:table-cell office:value-type="string" table:style-name="ce1">
            <text:p>Adolescent brain develop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right, Lisa; Kutcher, Stan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700.html</text:p>
          </table:table-cell>
          <table:table-cell office:value-type="string" table:style-name="ce1">
            <text:p>Colloquium series on the developing brain; 12</text:p>
          </table:table-cell>
          <table:table-cell table:number-columns-repeated="16372"/>
        </table:table-row>
        <table:table-row table:style-name="ro3">
          <table:table-cell office:value-type="float" office:value="83" table:style-name="ce1">
            <text:p>83</text:p>
          </table:table-cell>
          <table:table-cell office:value-type="string" table:style-name="ce1">
            <text:p>B2010C0<text:s/><text:span text:style-name="T2">生物學之生化及分子生物</text:span></text:p>
          </table:table-cell>
          <table:table-cell office:value-type="float" office:value="9781615046652" table:style-name="ce3">
            <text:p>9781615046652</text:p>
          </table:table-cell>
          <table:table-cell office:value-type="float" office:value="9781615046645" table:style-name="ce4">
            <text:p>9781615046645</text:p>
          </table:table-cell>
          <table:table-cell office:value-type="string" table:style-name="ce1">
            <text:p>Ca<text:span text:style-name="T3">2+</text:span>-dependent Signal Transduc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Johnson, James D.; Bround, Michael J.; Albrecht, Tobias<text:s/></text:p>
          </table:table-cell>
          <table:table-cell office:value-type="string" table:style-name="ce1">
            <text:p>Morgan &amp; Claypoo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MCPB0000729.html</text:p>
          </table:table-cell>
          <table:table-cell office:value-type="string" table:style-name="ce1">
            <text:p>Colloquium Series on Building Blocks of the Cell; 9</text:p>
          </table:table-cell>
          <table:table-cell table:number-columns-repeated="16372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B101002<text:s/><text:span text:style-name="T2">生理</text:span></text:p>
          </table:table-cell>
          <table:table-cell office:value-type="float" office:value="9781615047215" table:style-name="ce3">
            <text:p>9781615047215</text:p>
          </table:table-cell>
          <table:table-cell office:value-type="float" office:value="9781615047208" table:style-name="ce4">
            <text:p>9781615047208</text:p>
          </table:table-cell>
          <table:table-cell office:value-type="string" table:style-name="ce1">
            <text:p>Regulation of Tissue Oxygen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nd</text:p>
          </table:table-cell>
          <table:table-cell office:value-type="string" table:style-name="ce1">
            <text:p>Pittman, Roland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739.html</text:p>
          </table:table-cell>
          <table:table-cell office:value-type="string" table:style-name="ce1">
            <text:p>Colloquium Series on Integrated Systems Physiology: From Molecule to Function; 65</text:p>
          </table:table-cell>
          <table:table-cell table:number-columns-repeated="16372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38835681" table:style-name="ce3">
            <text:p>9781938835681</text:p>
          </table:table-cell>
          <table:table-cell office:value-type="float" office:value="9781938835667" table:style-name="ce4">
            <text:p>9781938835667</text:p>
          </table:table-cell>
          <table:table-cell office:value-type="string" table:style-name="ce1">
            <text:p>Mastering informatics: a healthcare handbook for succ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engstack, Patricia; Boicey, Charles</text:p>
          </table:table-cell>
          <table:table-cell office:value-type="string" table:style-name="ce1">
            <text:p>Sigma Theta Tau Internationa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NKIB000008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38835094" table:style-name="ce3">
            <text:p>9781938835094</text:p>
          </table:table-cell>
          <table:table-cell office:value-type="float" office:value="9781938835070" table:style-name="ce4">
            <text:p>9781938835070</text:p>
          </table:table-cell>
          <table:table-cell office:value-type="string" table:style-name="ce1">
            <text:p>Person and family centered ca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arnsteiner, Jane; Disch, Joanne; Walton, Mary</text:p>
          </table:table-cell>
          <table:table-cell office:value-type="string" table:style-name="ce1">
            <text:p>Sigma Theta Tau Internationa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KIB000007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40446363" table:style-name="ce3">
            <text:p>9781940446363</text:p>
          </table:table-cell>
          <table:table-cell office:value-type="float" office:value="9781940446349" table:style-name="ce4">
            <text:p>9781940446349</text:p>
          </table:table-cell>
          <table:table-cell office:value-type="string" table:style-name="ce1">
            <text:p>A practical guide to forensic nursing: incorporating forensic principles into nursing pract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mar, Angela F.; Sekula, L. Kathleen</text:p>
          </table:table-cell>
          <table:table-cell office:value-type="string" table:style-name="ce1">
            <text:p>Sigma Theta Tau Internationa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NKIB000009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38835445" table:style-name="ce3">
            <text:p>9781938835445</text:p>
          </table:table-cell>
          <table:table-cell office:value-type="float" office:value="9781938835421" table:style-name="ce4">
            <text:p>9781938835421</text:p>
          </table:table-cell>
          <table:table-cell office:value-type="string" table:style-name="ce1">
            <text:p>Anatomy of writing for publication for nurs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nd</text:p>
          </table:table-cell>
          <table:table-cell office:value-type="string" table:style-name="ce1">
            <text:p>Saver, Cynthia</text:p>
          </table:table-cell>
          <table:table-cell office:value-type="string" table:style-name="ce1">
            <text:p>Sigma Theta Tau Internationa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KIB000006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938835902" table:style-name="ce3">
            <text:p>9781938835902</text:p>
          </table:table-cell>
          <table:table-cell office:value-type="float" office:value="9781938835889" table:style-name="ce4">
            <text:p>9781938835889</text:p>
          </table:table-cell>
          <table:table-cell office:value-type="string" table:style-name="ce1">
            <text:p>Nurse Burnout: Overcoming Stress in Nur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addill-Goad, Suzanne</text:p>
          </table:table-cell>
          <table:table-cell office:value-type="string" table:style-name="ce1">
            <text:p>Sigma Theta Tau Internationa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NKIB000010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SSS05<text:s/><text:span text:style-name="T2">醫學教育</text:span></text:p>
          </table:table-cell>
          <table:table-cell office:value-type="float" office:value="9781442220492" table:style-name="ce3">
            <text:p>9781442220492</text:p>
          </table:table-cell>
          <table:table-cell office:value-type="float" office:value="9781442220485" table:style-name="ce4">
            <text:p>9781442220485</text:p>
          </table:table-cell>
          <table:table-cell office:value-type="string" table:style-name="ce1">
            <text:p>Building an ageless mind: preventing and fighting brain aging and disea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Tippett, William J.</text:p>
          </table:table-cell>
          <table:table-cell office:value-type="string" table:style-name="ce1">
            <text:p>Rowman &amp; Littlefield Publisher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ROWMANB000502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617050992" table:style-name="ce3">
            <text:p>9781617050992</text:p>
          </table:table-cell>
          <table:table-cell office:value-type="float" office:value="9781936287543" table:style-name="ce4">
            <text:p>9781936287543</text:p>
          </table:table-cell>
          <table:table-cell office:value-type="string" table:style-name="ce1">
            <text:p>Handbook for clinical research: design, statistics, and implement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Hammond, Flora; Malec, Jame F.; Nick, Todd G.; Buschbacher, Ralph M.</text:p>
          </table:table-cell>
          <table:table-cell office:value-type="string" table:style-name="ce1">
            <text:p>Demos Medical Publishing, LLC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SPCB000135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B1020A8<text:s/><text:span text:style-name="T2">血液科腫瘤科風濕免疫及感染</text:span></text:p>
          </table:table-cell>
          <table:table-cell office:value-type="float" office:value="9781617051050" table:style-name="ce3">
            <text:p>9781617051050</text:p>
          </table:table-cell>
          <table:table-cell office:value-type="float" office:value="9781936287581" table:style-name="ce4">
            <text:p>9781936287581</text:p>
          </table:table-cell>
          <table:table-cell office:value-type="string" table:style-name="ce1">
            <text:p>Cancers of the colon and rectum: a multidisciplinary approach to diagnosis and manage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enson, Al B.; Chakravarth, A. Bapsi; Hamilton, Stanley R.; Sigurdson, Elin R.</text:p>
          </table:table-cell>
          <table:table-cell office:value-type="string" table:style-name="ce1">
            <text:p>Demos Medical Publishing, LLC.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SPCB000117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617051470" table:style-name="ce3">
            <text:p>9781617051470</text:p>
          </table:table-cell>
          <table:table-cell office:value-type="float" office:value="9781936303465" table:style-name="ce4">
            <text:p>9781936303465</text:p>
          </table:table-cell>
          <table:table-cell office:value-type="string" table:style-name="ce1">
            <text:p>A look inside Alzheimer'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llen, Marjorie N.; Kimmerly, Patricia J.; Dublin, Susan.</text:p>
          </table:table-cell>
          <table:table-cell office:value-type="string" table:style-name="ce1">
            <text:p>Demos Medical Publishing, LLC.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SPCB000111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B1020DA<text:s/><text:span text:style-name="T2">護理</text:span></text:p>
          </table:table-cell>
          <table:table-cell office:value-type="float" office:value="9781617051531" table:style-name="ce3">
            <text:p>9781617051531</text:p>
          </table:table-cell>
          <table:table-cell office:value-type="float" office:value="9781936287918" table:style-name="ce4">
            <text:p>9781936287918</text:p>
          </table:table-cell>
          <table:table-cell office:value-type="string" table:style-name="ce1">
            <text:p>Essentials of clinical infectious diseas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Wright, William F.</text:p>
          </table:table-cell>
          <table:table-cell office:value-type="string" table:style-name="ce1">
            <text:p>Demos Medical Publishing, LLC.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SPCB000113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E11<text:s/><text:span text:style-name="T2">環境工程</text:span></text:p>
          </table:table-cell>
          <table:table-cell office:value-type="string" table:style-name="ce3">
            <text:p>N/A</text:p>
          </table:table-cell>
          <table:table-cell office:value-type="float" office:value="9781593703073" table:style-name="ce4">
            <text:p>9781593703073</text:p>
          </table:table-cell>
          <table:table-cell office:value-type="string" table:style-name="ce1">
            <text:p>Situational awareness: for emergency respon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Gasaway, Richard</text:p>
          </table:table-cell>
          <table:table-cell office:value-type="string" table:style-name="ce1">
            <text:p>PennWell/Fire Engineering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PENNWELLB000021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E61<text:s/><text:span text:style-name="T2">控制工程</text:span></text:p>
          </table:table-cell>
          <table:table-cell office:value-type="float" office:value="9780876640289" table:style-name="ce3">
            <text:p>9780876640289</text:p>
          </table:table-cell>
          <table:table-cell office:value-type="float" office:value="9781937560553" table:style-name="ce4">
            <text:p>9781937560553</text:p>
          </table:table-cell>
          <table:table-cell office:value-type="string" table:style-name="ce1">
            <text:p>Advanced control foundation: tools, techniques and applica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levins, Terrence; Wojsznis, Willy K.; Nixon, Mark<text:s/></text:p>
          </table:table-cell>
          <table:table-cell office:value-type="string" table:style-name="ce1">
            <text:p>International Society of Automation (ISA)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ISAB000009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E61<text:s/><text:span text:style-name="T2">控制工程</text:span></text:p>
          </table:table-cell>
          <table:table-cell office:value-type="float" office:value="9781937560034" table:style-name="ce3">
            <text:p>9781937560034</text:p>
          </table:table-cell>
          <table:table-cell office:value-type="float" office:value="9781937560034" table:style-name="ce4">
            <text:p>9781937560034</text:p>
          </table:table-cell>
          <table:table-cell office:value-type="string" table:style-name="ce1">
            <text:p>Control systems engineering (CSE) study guide: for the professional engineering licensing examin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th</text:p>
          </table:table-cell>
          <table:table-cell office:value-type="string" table:style-name="ce1">
            <text:p>Instrument Society of America</text:p>
          </table:table-cell>
          <table:table-cell office:value-type="string" table:style-name="ce1">
            <text:p>International Society of Automation (ISA)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ISAB000008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M05<text:s/><text:span text:style-name="T2">地球科學</text:span></text:p>
          </table:table-cell>
          <table:table-cell office:value-type="float" office:value="9780520966161" table:style-name="ce3">
            <text:p>9780520966161</text:p>
          </table:table-cell>
          <table:table-cell office:value-type="float" office:value="9780520292802" table:style-name="ce4">
            <text:p>9780520292802</text:p>
          </table:table-cell>
          <table:table-cell office:value-type="string" table:style-name="ce1">
            <text:p>Flame and Fortune in the American West: Urban Development, Environmental Change, and the Great Oakland Hills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imon, Gregory L.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http://portal.igpublish.com/iglibrary/search/UCPB0001536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SSS04<text:s/><text:span text:style-name="T2">應用科學教育</text:span></text:p>
          </table:table-cell>
          <table:table-cell office:value-type="float" office:value="9789384053185" table:style-name="ce3">
            <text:p>9789384053185</text:p>
          </table:table-cell>
          <table:table-cell office:value-type="float" office:value="9789381226070" table:style-name="ce4">
            <text:p>9789381226070</text:p>
          </table:table-cell>
          <table:table-cell office:value-type="string" table:style-name="ce1">
            <text:p>A Handbook of Pet Care and Manage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anjan, Amita</text:p>
          </table:table-cell>
          <table:table-cell office:value-type="string" table:style-name="ce1">
            <text:p>Satish Serial Pub. House<text:s/>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NBNB0003390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7554" table:style-name="ce3">
            <text:p>9781627057554</text:p>
          </table:table-cell>
          <table:table-cell office:value-type="float" office:value="9781627057349" table:style-name="ce4">
            <text:p>9781627057349</text:p>
          </table:table-cell>
          <table:table-cell office:value-type="string" table:style-name="ce1">
            <text:p>Automated Software Divers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arsen, Per;Brunthaler, Stefan; Davi, Lucas; Sadeghi, Ahmad-Reza; Franz, Michael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811.html</text:p>
          </table:table-cell>
          <table:table-cell office:value-type="string" table:style-name="ce1">
            <text:p>Synthesis lectures on information security, privacy, &amp; trust</text:p>
          </table:table-cell>
          <table:table-cell table:number-columns-repeated="16372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2023" table:style-name="ce3">
            <text:p>9781627052023</text:p>
          </table:table-cell>
          <table:table-cell office:value-type="float" office:value="9781627052016" table:style-name="ce4">
            <text:p>9781627052016</text:p>
          </table:table-cell>
          <table:table-cell office:value-type="string" table:style-name="ce1">
            <text:p>Graph-based semi-supervised learn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ubramanya, Amarnag; Talukdar, Partha Pratim</text:p>
          </table:table-cell>
          <table:table-cell office:value-type="string" table:style-name="ce1">
            <text:p>Morgan &amp; Claypoo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MCPB0000691.html</text:p>
          </table:table-cell>
          <table:table-cell office:value-type="string" table:style-name="ce1">
            <text:p>Synthesis lectures on artificial intelligence and machine learning; 29</text:p>
          </table:table-cell>
          <table:table-cell table:number-columns-repeated="16372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B3010G0<text:s/><text:span text:style-name="T2">森林、水保及生態</text:span></text:p>
          </table:table-cell>
          <table:table-cell office:value-type="float" office:value="9780520953925" table:style-name="ce3">
            <text:p>9780520953925</text:p>
          </table:table-cell>
          <table:table-cell office:value-type="float" office:value="9780520273719" table:style-name="ce4">
            <text:p>9780520273719</text:p>
          </table:table-cell>
          <table:table-cell office:value-type="string" table:style-name="ce1">
            <text:p>Methods in forest canopy 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owman, Margaret D.; Schowalter, Timothy D.; Franklin, Jerry F.<text:s/>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UCPB000100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M05<text:s/><text:span text:style-name="T2">地球科學</text:span></text:p>
          </table:table-cell>
          <table:table-cell office:value-type="float" office:value="9780520961852" table:style-name="ce3">
            <text:p>9780520961852</text:p>
          </table:table-cell>
          <table:table-cell office:value-type="float" office:value="9780520280045" table:style-name="ce4">
            <text:p>9780520280045</text:p>
          </table:table-cell>
          <table:table-cell office:value-type="string" table:style-name="ce1">
            <text:p>Surf, sand, and stone: how waves, earthquakes, and other forces shape the Southern California coa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eldahl, Keith Heyer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UCPB0001401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SSS02<text:s/><text:span text:style-name="T2">科學教育</text:span></text:p>
          </table:table-cell>
          <table:table-cell office:value-type="float" office:value="9780520958265" table:style-name="ce3">
            <text:p>9780520958265</text:p>
          </table:table-cell>
          <table:table-cell office:value-type="float" office:value="9780520269200" table:style-name="ce4">
            <text:p>9780520269200</text:p>
          </table:table-cell>
          <table:table-cell office:value-type="string" table:style-name="ce1">
            <text:p>The fish in the forest: salmon and the web of lif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tokes, Dale</text:p>
          </table:table-cell>
          <table:table-cell office:value-type="string" table:style-name="ce1">
            <text:p>University of California Pre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UCPB000072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9383793488" table:style-name="ce4">
            <text:p>9789383793488</text:p>
          </table:table-cell>
          <table:table-cell office:value-type="float" office:value="9788192745688" table:style-name="ce4">
            <text:p>9788192745688</text:p>
          </table:table-cell>
          <table:table-cell office:value-type="string" table:style-name="ce1">
            <text:p>Computer Algorithms Using 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osamia, Mansi; Gohil, Artidevi</text:p>
          </table:table-cell>
          <table:table-cell office:value-type="string" table:style-name="ce1">
            <text:p>Ys Books Internationa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NBNB000361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0814" table:style-name="ce3">
            <text:p>9781627050814</text:p>
          </table:table-cell>
          <table:table-cell office:value-type="float" office:value="9781627050807" table:style-name="ce4">
            <text:p>9781627050807</text:p>
          </table:table-cell>
          <table:table-cell office:value-type="string" table:style-name="ce1">
            <text:p>A practical guide to gender diversity for computer science facul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ranklin, Diana</text:p>
          </table:table-cell>
          <table:table-cell office:value-type="string" table:style-name="ce1">
            <text:p>Morgan &amp; Clayp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MCPB0000387.html</text:p>
          </table:table-cell>
          <table:table-cell office:value-type="string" table:style-name="ce1">
            <text:p>Synthesis lectures on professionalism and career advancement for scientists and engineers; 2</text:p>
          </table:table-cell>
          <table:table-cell table:number-columns-repeated="16372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E18<text:s/><text:span text:style-name="T2">電力工程</text:span></text:p>
          </table:table-cell>
          <table:table-cell office:value-type="float" office:value="9781627050869" table:style-name="ce3">
            <text:p>9781627050869</text:p>
          </table:table-cell>
          <table:table-cell office:value-type="float" office:value="9781627050852" table:style-name="ce4">
            <text:p>9781627050852</text:p>
          </table:table-cell>
          <table:table-cell office:value-type="string" table:style-name="ce1">
            <text:p>Accurate computation of mathieu func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ibby, Malcolm M.; Peterson, Andrew F.</text:p>
          </table:table-cell>
          <table:table-cell office:value-type="string" table:style-name="ce1">
            <text:p>Morgan &amp; Claypoo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MCPB0000389.html</text:p>
          </table:table-cell>
          <table:table-cell office:value-type="string" table:style-name="ce1">
            <text:p>Synthesis lectures on computational electromagnetics; 32</text:p>
          </table:table-cell>
          <table:table-cell table:number-columns-repeated="16372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08458394" table:style-name="ce3">
            <text:p>9781608458394</text:p>
          </table:table-cell>
          <table:table-cell office:value-type="float" office:value="9781608458387" table:style-name="ce4">
            <text:p>9781608458387</text:p>
          </table:table-cell>
          <table:table-cell office:value-type="string" table:style-name="ce1">
            <text:p>Adaptive interaction: a utility maximization approach to understanding human interaction with technolog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Payne, Stephen J.; Howes, Andrew</text:p>
          </table:table-cell>
          <table:table-cell office:value-type="string" table:style-name="ce1">
            <text:p>Morgan &amp; Clayp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MCPB0000234.html</text:p>
          </table:table-cell>
          <table:table-cell office:value-type="string" table:style-name="ce1">
            <text:p>Synthesis lectures on human-centered informatics; 16</text:p>
          </table:table-cell>
          <table:table-cell table:number-columns-repeated="16372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08459391" table:style-name="ce3">
            <text:p>9781608459391</text:p>
          </table:table-cell>
          <table:table-cell office:value-type="float" office:value="9781608459384" table:style-name="ce4">
            <text:p>9781608459384</text:p>
          </table:table-cell>
          <table:table-cell office:value-type="string" table:style-name="ce1">
            <text:p>Analysis and Visualization of Citation Network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Zhao, Dangzhi;Strotmann, Andreas</text:p>
          </table:table-cell>
          <table:table-cell office:value-type="string" table:style-name="ce1">
            <text:p>Morgan &amp; Claypoo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MCPB0000718.html</text:p>
          </table:table-cell>
          <table:table-cell office:value-type="string" table:style-name="ce1">
            <text:p>Synthesis lectures on information concepts, retrieval, and services; 39</text:p>
          </table:table-cell>
          <table:table-cell table:number-columns-repeated="16372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E18<text:s/><text:span text:style-name="T2">電力工程</text:span></text:p>
          </table:table-cell>
          <table:table-cell office:value-type="float" office:value="9781598291797" table:style-name="ce3">
            <text:p>9781598291797</text:p>
          </table:table-cell>
          <table:table-cell office:value-type="float" office:value="9781598291780" table:style-name="ce4">
            <text:p>9781598291780</text:p>
          </table:table-cell>
          <table:table-cell office:value-type="string" table:style-name="ce1">
            <text:p>Articulatory speech synthesis from the fluid dynamics of the vocal appar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evinson, Stephen; Davis, Don; Slimon, Scott; Huang, Jun<text:s/></text:p>
          </table:table-cell>
          <table:table-cell office:value-type="string" table:style-name="ce1">
            <text:p>Morgan &amp; Claypool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MCPB0000502.html</text:p>
          </table:table-cell>
          <table:table-cell office:value-type="string" table:style-name="ce1">
            <text:p>Synthesis lectures on speech and audio processing; 9</text:p>
          </table:table-cell>
          <table:table-cell table:number-columns-repeated="16372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E18<text:s/><text:span text:style-name="T2">電力工程</text:span></text:p>
          </table:table-cell>
          <table:table-cell office:value-type="float" office:value="9781627050258" table:style-name="ce3">
            <text:p>9781627050258</text:p>
          </table:table-cell>
          <table:table-cell office:value-type="float" office:value="9781627050241" table:style-name="ce4">
            <text:p>9781627050241</text:p>
          </table:table-cell>
          <table:table-cell office:value-type="string" table:style-name="ce1">
            <text:p>Design of reconfigurable antennas using graph mode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ostantine, Joseph;Tawk, Youss</text:p>
          </table:table-cell>
          <table:table-cell office:value-type="string" table:style-name="ce1">
            <text:p>Morgan &amp; Clayp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MCPB0000380.html</text:p>
          </table:table-cell>
          <table:table-cell office:value-type="string" table:style-name="ce1">
            <text:p>Synthesis lectures on antennas; 11</text:p>
          </table:table-cell>
          <table:table-cell table:number-columns-repeated="16372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E50<text:s/><text:span text:style-name="T2">工業工程與管理</text:span></text:p>
          </table:table-cell>
          <table:table-cell office:value-type="float" office:value="9781608453641" table:style-name="ce3">
            <text:p>9781608453641</text:p>
          </table:table-cell>
          <table:table-cell office:value-type="float" office:value="9781608453634" table:style-name="ce4">
            <text:p>9781608453634</text:p>
          </table:table-cell>
          <table:table-cell office:value-type="string" table:style-name="ce1">
            <text:p>Engineering thermodynamics and 21st century energy problems: a textbook companion for student engagem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iley, Donna</text:p>
          </table:table-cell>
          <table:table-cell office:value-type="string" table:style-name="ce1">
            <text:p>Morgan &amp; Claypool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MCPB0000119.html</text:p>
          </table:table-cell>
          <table:table-cell office:value-type="string" table:style-name="ce1">
            <text:p>Synthesis lectures on engineering; 16</text:p>
          </table:table-cell>
          <table:table-cell table:number-columns-repeated="16372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4874" table:style-name="ce3">
            <text:p>9781627054874</text:p>
          </table:table-cell>
          <table:table-cell office:value-type="float" office:value="9781627052856" table:style-name="ce4">
            <text:p>9781627052856</text:p>
          </table:table-cell>
          <table:table-cell office:value-type="string" table:style-name="ce1">
            <text:p>Interactive GPU-based Visualization of Large Dynamic Particle Da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alk, Martin;Grottel, Sebastian; Krone, Michael; Reina, Guido<text:s/></text:p>
          </table:table-cell>
          <table:table-cell office:value-type="string" table:style-name="ce1">
            <text:p>Morgan &amp; Claypool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http://portal.igpublish.com/iglibrary/search/MCPB0000884.html</text:p>
          </table:table-cell>
          <table:table-cell office:value-type="string" table:style-name="ce1">
            <text:p>Synthesis lectures on visualization; 8</text:p>
          </table:table-cell>
          <table:table-cell table:number-columns-repeated="16372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E18<text:s/><text:span text:style-name="T2">電力工程</text:span></text:p>
          </table:table-cell>
          <table:table-cell office:value-type="float" office:value="9781627050234" table:style-name="ce3">
            <text:p>9781627050234</text:p>
          </table:table-cell>
          <table:table-cell office:value-type="float" office:value="9781627050227" table:style-name="ce4">
            <text:p>9781627050227</text:p>
          </table:table-cell>
          <table:table-cell office:value-type="string" table:style-name="ce1">
            <text:p>Introduction to noise-resilient comput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Yanushkevich, Svetlana N; Kasai, Seiya; Tangim, Golam<text:s/></text:p>
          </table:table-cell>
          <table:table-cell office:value-type="string" table:style-name="ce1">
            <text:p>Morgan &amp; Clayp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MCPB0000379.html</text:p>
          </table:table-cell>
          <table:table-cell office:value-type="string" table:style-name="ce1">
            <text:p>Synthesis lectures on digital circuits and systems; 40</text:p>
          </table:table-cell>
          <table:table-cell table:number-columns-repeated="16372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4454" table:style-name="ce3">
            <text:p>9781627054454</text:p>
          </table:table-cell>
          <table:table-cell office:value-type="float" office:value="9781627054447" table:style-name="ce4">
            <text:p>9781627054447</text:p>
          </table:table-cell>
          <table:table-cell office:value-type="string" table:style-name="ce1">
            <text:p>Mathematical basics of motion and deformation in computer graph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Anjyo, Ken; Ochiai, Hiroyuki</text:p>
          </table:table-cell>
          <table:table-cell office:value-type="string" table:style-name="ce1">
            <text:p>Morgan &amp; Claypoo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MCPB0000693.html</text:p>
          </table:table-cell>
          <table:table-cell office:value-type="string" table:style-name="ce1">
            <text:p>Synthesis lectures on computer graphics and animation; 17</text:p>
          </table:table-cell>
          <table:table-cell table:number-columns-repeated="16372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4140" table:style-name="ce3">
            <text:p>9781627054140</text:p>
          </table:table-cell>
          <table:table-cell office:value-type="float" office:value="9781627059312" table:style-name="ce4">
            <text:p>9781627059312</text:p>
          </table:table-cell>
          <table:table-cell office:value-type="string" table:style-name="ce1">
            <text:p>Multipath Effects in GPS Receive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iller, Steven ; Zhang, Xue; Spanias, Andreas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809.html</text:p>
          </table:table-cell>
          <table:table-cell office:value-type="string" table:style-name="ce1">
            <text:p>Synthesis lectures on communications</text:p>
          </table:table-cell>
          <table:table-cell table:number-columns-repeated="16372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3891" table:style-name="ce3">
            <text:p>9781627053891</text:p>
          </table:table-cell>
          <table:table-cell office:value-type="float" office:value="9781627053884" table:style-name="ce4">
            <text:p>9781627053884</text:p>
          </table:table-cell>
          <table:table-cell office:value-type="string" table:style-name="ce1">
            <text:p>Natural Language Processing for Social Med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Farzindar, Atefeh; Inkpen, Dian</text:p>
          </table:table-cell>
          <table:table-cell office:value-type="string" table:style-name="ce1">
            <text:p>Morgan &amp; Claypoo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MCPB0000833.html</text:p>
          </table:table-cell>
          <table:table-cell office:value-type="string" table:style-name="ce1">
            <text:p>Synthesis lectures on human language technologies; 30</text:p>
          </table:table-cell>
          <table:table-cell table:number-columns-repeated="16372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E06<text:s/><text:span text:style-name="T2">材料工程</text:span></text:p>
          </table:table-cell>
          <table:table-cell office:value-type="float" office:value="9781681741079" table:style-name="ce3">
            <text:p>9781681741079</text:p>
          </table:table-cell>
          <table:table-cell office:value-type="float" office:value="9781681740430" table:style-name="ce4">
            <text:p>9781681740430</text:p>
          </table:table-cell>
          <table:table-cell office:value-type="string" table:style-name="ce1">
            <text:p>Nonlinear Optics of Photonic Crystals and Meta-Materia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cGurn, Arthur R.</text:p>
          </table:table-cell>
          <table:table-cell office:value-type="string" table:style-name="ce1">
            <text:p>Morgan &amp; Claypoo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MCPB000079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3723" table:style-name="ce3">
            <text:p>9781627053723</text:p>
          </table:table-cell>
          <table:table-cell office:value-type="float" office:value="9781627053716" table:style-name="ce4">
            <text:p>9781627053716</text:p>
          </table:table-cell>
          <table:table-cell office:value-type="string" table:style-name="ce1">
            <text:p>Numerical Methods for Linear Complementarity Problems in PhysicsBased Anim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Niebe, Sarah;Erleben, Kenny</text:p>
          </table:table-cell>
          <table:table-cell office:value-type="string" table:style-name="ce1">
            <text:p>Morgan &amp; Claypoo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MCPB000075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2009" table:style-name="ce3">
            <text:p>9781627052009</text:p>
          </table:table-cell>
          <table:table-cell office:value-type="float" office:value="9781627051996" table:style-name="ce4">
            <text:p>9781627051996</text:p>
          </table:table-cell>
          <table:table-cell office:value-type="string" table:style-name="ce1">
            <text:p>Robot learning from human teache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Chernova, Sonia; Thomaz, Andrea L.</text:p>
          </table:table-cell>
          <table:table-cell office:value-type="string" table:style-name="ce1">
            <text:p>Morgan &amp; Claypool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http://portal.igpublish.com/iglibrary/search/MCPB0000650.html</text:p>
          </table:table-cell>
          <table:table-cell office:value-type="string" table:style-name="ce1">
            <text:p>Synthesis lectures on artificial intelligence and machine learning; 28</text:p>
          </table:table-cell>
          <table:table-cell table:number-columns-repeated="16372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E10<text:s/><text:span text:style-name="T2">能源科技</text:span></text:p>
          </table:table-cell>
          <table:table-cell office:value-type="float" office:value="9781608459490" table:style-name="ce3">
            <text:p>9781608459490</text:p>
          </table:table-cell>
          <table:table-cell office:value-type="float" office:value="9781608459483" table:style-name="ce4">
            <text:p>9781608459483</text:p>
          </table:table-cell>
          <table:table-cell office:value-type="string" table:style-name="ce1">
            <text:p>Signal processing for solar array monitoring, fault detection, and optimiz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raun, Henry; Banavar, Mahesh; Spanias, Andreas</text:p>
          </table:table-cell>
          <table:table-cell office:value-type="string" table:style-name="ce1">
            <text:p>Morgan &amp; Claypool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MCPB0000264.html</text:p>
          </table:table-cell>
          <table:table-cell office:value-type="string" table:style-name="ce1">
            <text:p>Synthesis lectures on power electronics; 4</text:p>
          </table:table-cell>
          <table:table-cell table:number-columns-repeated="16372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4393" table:style-name="ce3">
            <text:p>9781627054393</text:p>
          </table:table-cell>
          <table:table-cell office:value-type="float" office:value="9781627054386" table:style-name="ce4">
            <text:p>9781627054386</text:p>
          </table:table-cell>
          <table:table-cell office:value-type="string" table:style-name="ce1">
            <text:p>Social Media and Library Servic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on, Lorri</text:p>
          </table:table-cell>
          <table:table-cell office:value-type="string" table:style-name="ce1">
            <text:p>Morgan &amp; Claypoo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http://portal.igpublish.com/iglibrary/search/MCPB0000756.html</text:p>
          </table:table-cell>
          <table:table-cell office:value-type="string" table:style-name="ce1">
            <text:p>Synthesis lectures on information concepts, retrieval, and services; 40</text:p>
          </table:table-cell>
          <table:table-cell table:number-columns-repeated="16372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">
            <text:p>E61<text:s/><text:span text:style-name="T2">控制工程</text:span></text:p>
          </table:table-cell>
          <table:table-cell office:value-type="float" office:value="9781608454747" table:style-name="ce3">
            <text:p>9781608454747</text:p>
          </table:table-cell>
          <table:table-cell office:value-type="float" office:value="9781608454730" table:style-name="ce4">
            <text:p>9781608454730</text:p>
          </table:table-cell>
          <table:table-cell office:value-type="string" table:style-name="ce1">
            <text:p>Speech recognition algorithms using weighted finite-state transduce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Hori, Takaaki; Nakamura, Atsush</text:p>
          </table:table-cell>
          <table:table-cell office:value-type="string" table:style-name="ce1">
            <text:p>Morgan &amp; Clayp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MCPB0000143.html</text:p>
          </table:table-cell>
          <table:table-cell office:value-type="string" table:style-name="ce1">
            <text:p>Synthesis lectures on speech and audio processing; 10</text:p>
          </table:table-cell>
          <table:table-cell table:number-columns-repeated="16372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E08<text:s/><text:span text:style-name="T2">資訊</text:span></text:p>
          </table:table-cell>
          <table:table-cell office:value-type="float" office:value="9781627058421" table:style-name="ce3">
            <text:p>9781627058421</text:p>
          </table:table-cell>
          <table:table-cell office:value-type="float" office:value="9781627058414" table:style-name="ce4">
            <text:p>9781627058414</text:p>
          </table:table-cell>
          <table:table-cell office:value-type="string" table:style-name="ce1">
            <text:p>Statistical Relational Artificial Intelligence: logic, probability, and comput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aedt, Luc de;Kersting, Kristian; Natarajan, Sriraam; Poole, David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824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E61<text:s/><text:span text:style-name="T2">控制工程</text:span></text:p>
          </table:table-cell>
          <table:table-cell office:value-type="float" office:value="9781627058254" table:style-name="ce3">
            <text:p>9781627058254</text:p>
          </table:table-cell>
          <table:table-cell office:value-type="float" office:value="9781627058247" table:style-name="ce4">
            <text:p>9781627058247</text:p>
          </table:table-cell>
          <table:table-cell office:value-type="string" table:style-name="ce1">
            <text:p>Virtual Reality and Virtual Environments in 10 Lectu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tanković, Stanislav</text:p>
          </table:table-cell>
          <table:table-cell office:value-type="string" table:style-name="ce1">
            <text:p>Morgan &amp; Clay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MCPB0000797.html</text:p>
          </table:table-cell>
          <table:table-cell office:value-type="string" table:style-name="ce1">
            <text:p>Synthesis lectures on image, video, and multimedia processing; 19</text:p>
          </table:table-cell>
          <table:table-cell table:number-columns-repeated="16372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M02<text:s/><text:span text:style-name="T2">數學</text:span></text:p>
          </table:table-cell>
          <table:table-cell office:value-type="float" office:value="9781400842650" table:style-name="ce3">
            <text:p>9781400842650</text:p>
          </table:table-cell>
          <table:table-cell office:value-type="float" office:value="9780691142173" table:style-name="ce4">
            <text:p>9780691142173</text:p>
          </table:table-cell>
          <table:table-cell office:value-type="string" table:style-name="ce1">
            <text:p>Mathematical analysis of deterministic and stochastic problems in complex media electromagnet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Roach, G. F.; Stratis, I. G.; Yannacopoulos, A. N.</text:p>
          </table:table-cell>
          <table:table-cell office:value-type="string" table:style-name="ce1">
            <text:p>Princeton University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PUPB0001372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M02<text:s/><text:span text:style-name="T2">數學</text:span></text:p>
          </table:table-cell>
          <table:table-cell office:value-type="float" office:value="9781400841684" table:style-name="ce3">
            <text:p>9781400841684</text:p>
          </table:table-cell>
          <table:table-cell office:value-type="float" office:value="9780691160160" table:style-name="ce4">
            <text:p>9780691160160</text:p>
          </table:table-cell>
          <table:table-cell office:value-type="string" table:style-name="ce1">
            <text:p>The universe in zero words: the story of mathematics as told through equa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Mackenzie, Dana</text:p>
          </table:table-cell>
          <table:table-cell office:value-type="string" table:style-name="ce1">
            <text:p>Princeton University Press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ttp://portal.igpublish.com/iglibrary/search/PUPB0001948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">
            <text:p>SSS02<text:s/><text:span text:style-name="T2">科學教育</text:span></text:p>
          </table:table-cell>
          <table:table-cell office:value-type="float" office:value="9781780236247" table:style-name="ce3">
            <text:p>9781780236247</text:p>
          </table:table-cell>
          <table:table-cell office:value-type="float" office:value="9781780235912" table:style-name="ce4">
            <text:p>9781780235912</text:p>
          </table:table-cell>
          <table:table-cell office:value-type="string" table:style-name="ce1">
            <text:p>Red: The Art and Science of a Colo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Bucklow, Spike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0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SSS02<text:s/><text:span text:style-name="T2">科學教育</text:span></text:p>
          </table:table-cell>
          <table:table-cell office:value-type="float" office:value="9781780237138" table:style-name="ce3">
            <text:p>9781780237138</text:p>
          </table:table-cell>
          <table:table-cell office:value-type="float" office:value="9781780236681" table:style-name="ce4">
            <text:p>9781780236681</text:p>
          </table:table-cell>
          <table:table-cell office:value-type="string" table:style-name="ce1">
            <text:p>What's So Controversial about Genetically Modified Food?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ang, John T.</text:p>
          </table:table-cell>
          <table:table-cell office:value-type="string" table:style-name="ce1">
            <text:p>Reaktion Books Ltd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ttp://portal.igpublish.com/iglibrary/search/REAKTIONB0000623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SSS02<text:s/><text:span text:style-name="T2">科學教育</text:span></text:p>
          </table:table-cell>
          <table:table-cell office:value-type="float" office:value="9780231534413" table:style-name="ce3">
            <text:p>9780231534413</text:p>
          </table:table-cell>
          <table:table-cell office:value-type="float" office:value="9780231159746" table:style-name="ce4">
            <text:p>9780231159746</text:p>
          </table:table-cell>
          <table:table-cell office:value-type="string" table:style-name="ce1">
            <text:p>Me medicine vs. we medicine: reclaiming biotechnology for the common go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Dickenson, Donna</text:p>
          </table:table-cell>
          <table:table-cell office:value-type="string" table:style-name="ce1">
            <text:p>Columbia University Pres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COLB0001867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H17<text:span text:style-name="T2">社會學</text:span></text:p>
          </table:table-cell>
          <table:table-cell office:value-type="float" office:value="9789814380461" table:style-name="ce3">
            <text:p>9789814380461</text:p>
          </table:table-cell>
          <table:table-cell office:value-type="float" office:value="9789814380478" table:style-name="ce4">
            <text:p>9789814380478</text:p>
          </table:table-cell>
          <table:table-cell office:value-type="string" table:style-name="ce1">
            <text:p>Migration and Diversity in Asian Contex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Lai, Ah Eng; Collins, Francis L.; Yeoh, Brenda S.A.</text:p>
          </table:table-cell>
          <table:table-cell office:value-type="string" table:style-name="ce1">
            <text:p>Institute of Southeast Asian Studie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http://portal.igpublish.com/iglibrary/search/ISEASB0000459.html</text:p>
          </table:table-cell>
          <table:table-cell table:style-name="ce1"/>
          <table:table-cell table:number-columns-repeated="16372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1562867591</text:p>
          </table:table-cell>
          <table:table-cell office:value-type="string" table:style-name="ce10">
            <text:p>9781562867584</text:p>
          </table:table-cell>
          <table:table-cell office:value-type="string" table:style-name="ce10">
            <text:p>Leading When There's Too Much Chang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Cullen-Lester, Kristin; Pasmore, William</text:p>
          </table:table-cell>
          <table:table-cell office:value-type="string" table:style-name="ce10">
            <text:p>Association for Talent Development</text:p>
          </table:table-cell>
          <table:table-cell office:value-type="string" table:style-name="ce10">
            <text:p>2016</text:p>
          </table:table-cell>
          <table:table-cell office:value-type="string" table:style-name="ce12">
            <text:p>http://portal.igpublish.com/iglibrary/search/ASTDB000065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0">
            <text:p>H22<text:s/><text:span text:style-name="T5">區域研究及地理</text:span></text:p>
          </table:table-cell>
          <table:table-cell office:value-type="string" table:style-name="ce10">
            <text:p>9789814380041</text:p>
          </table:table-cell>
          <table:table-cell office:value-type="string" table:style-name="ce10">
            <text:p>9789814380027</text:p>
          </table:table-cell>
          <table:table-cell office:value-type="string" table:style-name="ce10">
            <text:p>Urbanization in Southeast Asia: issues and impact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Yap, Kioe Sheng; Thuzar, Moe</text:p>
          </table:table-cell>
          <table:table-cell office:value-type="string" table:style-name="ce10">
            <text:p>ISEAS - Yusof Ishak Institute</text:p>
          </table:table-cell>
          <table:table-cell office:value-type="string" table:style-name="ce10">
            <text:p>2012</text:p>
          </table:table-cell>
          <table:table-cell office:value-type="string" table:style-name="ce14">
            <text:p>http://portal.igpublish.com/iglibrary/search/ISEASB0000470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1607280026</text:p>
          </table:table-cell>
          <table:table-cell office:value-type="string" table:style-name="ce10">
            <text:p>9781607281504</text:p>
          </table:table-cell>
          <table:table-cell office:value-type="string" table:style-name="ce10">
            <text:p>Coaching Basic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2nd</text:p>
          </table:table-cell>
          <table:table-cell office:value-type="string" table:style-name="ce10">
            <text:p>Haneberg, Lisa</text:p>
          </table:table-cell>
          <table:table-cell office:value-type="string" table:style-name="ce10">
            <text:p>Association for Talent Development</text:p>
          </table:table-cell>
          <table:table-cell office:value-type="string" table:style-name="ce10">
            <text:p>2016</text:p>
          </table:table-cell>
          <table:table-cell office:value-type="string" table:style-name="ce12">
            <text:p>http://portal.igpublish.com/iglibrary/search/ASTDB0000656.html</text:p>
          </table:table-cell>
          <table:table-cell office:value-type="string" table:style-name="ce10">
            <text:p>ATD Training Basics Series</text:p>
          </table:table-cell>
          <table:table-cell table:number-columns-repeated="16372" table:style-name="ce13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0">
            <text:p>H23<text:s/><text:span text:style-name="T5">藝術學</text:span></text:p>
          </table:table-cell>
          <table:table-cell office:value-type="string" table:style-name="ce10">
            <text:p>9780739180600</text:p>
          </table:table-cell>
          <table:table-cell office:value-type="string" table:style-name="ce10">
            <text:p>9780739180587</text:p>
          </table:table-cell>
          <table:table-cell office:value-type="string" table:style-name="ce10">
            <text:p>Chinese religious art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Karetzky, Patricia Eichenbaum</text:p>
          </table:table-cell>
          <table:table-cell office:value-type="string" table:style-name="ce10">
            <text:p>Lexington Books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OWMANB0005346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9814459877</text:p>
          </table:table-cell>
          <table:table-cell office:value-type="string" table:style-name="ce10">
            <text:p>9789814459860</text:p>
          </table:table-cell>
          <table:table-cell office:value-type="string" table:style-name="ce10">
            <text:p>Education in Indonesia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Suryadarma, Daniel; Jones, Gavin W.</text:p>
          </table:table-cell>
          <table:table-cell office:value-type="string" table:style-name="ce10">
            <text:p>ISEAS - Yusof Ishak Institute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ISEASB0000479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1607285496</text:p>
          </table:table-cell>
          <table:table-cell office:value-type="string" table:style-name="ce10">
            <text:p>9781562868567</text:p>
          </table:table-cell>
          <table:table-cell office:value-type="string" table:style-name="ce10">
            <text:p>Teach with style: creative tactics for adult learning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updated and enhanced</text:p>
          </table:table-cell>
          <table:table-cell office:value-type="string" table:style-name="ce10">
            <text:p>Teeters, Jim; Hodges, Lynn</text:p>
          </table:table-cell>
          <table:table-cell office:value-type="string" table:style-name="ce10">
            <text:p>Association for Talent Development</text:p>
          </table:table-cell>
          <table:table-cell office:value-type="string" table:style-name="ce10">
            <text:p>2013</text:p>
          </table:table-cell>
          <table:table-cell office:value-type="string" table:style-name="ce14">
            <text:p>http://portal.igpublish.com/iglibrary/search/ASTDB0000599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1562867379</text:p>
          </table:table-cell>
          <table:table-cell office:value-type="string" table:style-name="ce10">
            <text:p>9781562867355</text:p>
          </table:table-cell>
          <table:table-cell office:value-type="string" table:style-name="ce10">
            <text:p>Bringing Mindfulness to Your Workplac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Wang, Zhengzi (Jenny); Adams, Juliet</text:p>
          </table:table-cell>
          <table:table-cell office:value-type="string" table:style-name="ce10">
            <text:p>Association for Talent Development</text:p>
          </table:table-cell>
          <table:table-cell office:value-type="string" table:style-name="ce10">
            <text:p>2016</text:p>
          </table:table-cell>
          <table:table-cell office:value-type="string" table:style-name="ce12">
            <text:p>http://portal.igpublish.com/iglibrary/search/ASTDB000064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1607281221</text:p>
          </table:table-cell>
          <table:table-cell office:value-type="string" table:style-name="ce10">
            <text:p>9781607280118</text:p>
          </table:table-cell>
          <table:table-cell office:value-type="string" table:style-name="ce10">
            <text:p>Managing as a Ground Floor Leader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Schwartz, Dan</text:p>
          </table:table-cell>
          <table:table-cell office:value-type="string" table:style-name="ce10">
            <text:p>Association for Talent Development</text:p>
          </table:table-cell>
          <table:table-cell office:value-type="string" table:style-name="ce10">
            <text:p>2016</text:p>
          </table:table-cell>
          <table:table-cell office:value-type="string" table:style-name="ce12">
            <text:p>http://portal.igpublish.com/iglibrary/search/ASTDB0000663.html</text:p>
          </table:table-cell>
          <table:table-cell office:value-type="string" table:style-name="ce10">
            <text:p>TD at Work</text:p>
          </table:table-cell>
          <table:table-cell table:number-columns-repeated="16372" table:style-name="ce13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0">
            <text:p>H06<text:s/><text:span text:style-name="T5">歷史學</text:span></text:p>
          </table:table-cell>
          <table:table-cell office:value-type="string" table:style-name="ce10">
            <text:p>9780520966000</text:p>
          </table:table-cell>
          <table:table-cell office:value-type="string" table:style-name="ce10">
            <text:p>9780520292505</text:p>
          </table:table-cell>
          <table:table-cell office:value-type="string" table:style-name="ce10">
            <text:p>The History of Terrorism: From Antiquity to ISI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Updated Edition</text:p>
          </table:table-cell>
          <table:table-cell office:value-type="string" table:style-name="ce10">
            <text:p>Chaliand, Gérard; Blin, Arnaud</text:p>
          </table:table-cell>
          <table:table-cell office:value-type="string" table:style-name="ce10">
            <text:p>University of California Press</text:p>
          </table:table-cell>
          <table:table-cell office:value-type="string" table:style-name="ce10">
            <text:p>2016</text:p>
          </table:table-cell>
          <table:table-cell office:value-type="string" table:style-name="ce12">
            <text:p>http://portal.igpublish.com/iglibrary/search/UCPB0001546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1475807608</text:p>
          </table:table-cell>
          <table:table-cell office:value-type="string" table:style-name="ce10">
            <text:p>9781475807585</text:p>
          </table:table-cell>
          <table:table-cell office:value-type="string" table:style-name="ce10">
            <text:p>Common sense: what it means to be a teacher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2nd</text:p>
          </table:table-cell>
          <table:table-cell office:value-type="string" table:style-name="ce10">
            <text:p>Gose, Michael</text:p>
          </table:table-cell>
          <table:table-cell office:value-type="string" table:style-name="ce10">
            <text:p>Rowman &amp; Littlefield Publishers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OWMANB0006630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0739173589</text:p>
          </table:table-cell>
          <table:table-cell office:value-type="string" table:style-name="ce10">
            <text:p>9780739168165</text:p>
          </table:table-cell>
          <table:table-cell office:value-type="string" table:style-name="ce10">
            <text:p>Communication centers and oral communication programs in higher education: advantages, challenges, and new direction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Yook, Eunkyong L.; Atkins-Sayre, Wendy</text:p>
          </table:table-cell>
          <table:table-cell office:value-type="string" table:style-name="ce10">
            <text:p>Lexington Books</text:p>
          </table:table-cell>
          <table:table-cell office:value-type="string" table:style-name="ce10">
            <text:p>2012</text:p>
          </table:table-cell>
          <table:table-cell office:value-type="string" table:style-name="ce14">
            <text:p>http://portal.igpublish.com/iglibrary/search/ROWMANB0002666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1475802351</text:p>
          </table:table-cell>
          <table:table-cell office:value-type="string" table:style-name="ce10">
            <text:p>9781475802337</text:p>
          </table:table-cell>
          <table:table-cell office:value-type="string" table:style-name="ce10">
            <text:p>Competency-based leadership: a guide for high performance in the role of the school principal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Norton, M. Scott</text:p>
          </table:table-cell>
          <table:table-cell office:value-type="string" table:style-name="ce10">
            <text:p>Rowman &amp; Littlefield Education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ROWMANB0009181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0">
            <text:p>H17<text:s/><text:span text:style-name="T5">社會學</text:span></text:p>
          </table:table-cell>
          <table:table-cell office:value-type="string" table:style-name="ce10">
            <text:p>9781442227194</text:p>
          </table:table-cell>
          <table:table-cell office:value-type="string" table:style-name="ce10">
            <text:p>9781442227187</text:p>
          </table:table-cell>
          <table:table-cell office:value-type="string" table:style-name="ce10">
            <text:p>Cooking and eating in renaissance Italy: from kitchen to tabl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McIver, Katherine A.</text:p>
          </table:table-cell>
          <table:table-cell office:value-type="string" table:style-name="ce10">
            <text:p>Rowman &amp; Littlefield Publishers</text:p>
          </table:table-cell>
          <table:table-cell office:value-type="string" table:style-name="ce10">
            <text:p>2015</text:p>
          </table:table-cell>
          <table:table-cell office:value-type="string" table:style-name="ce14">
            <text:p>http://portal.igpublish.com/iglibrary/search/ROWMANB001119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1610485388</text:p>
          </table:table-cell>
          <table:table-cell office:value-type="string" table:style-name="ce10">
            <text:p>9781610485364</text:p>
          </table:table-cell>
          <table:table-cell office:value-type="string" table:style-name="ce10">
            <text:p>Curing student underachievement: clinical practice for school leader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Esbrandt, Philip; Hayes, Bruce</text:p>
          </table:table-cell>
          <table:table-cell office:value-type="string" table:style-name="ce10">
            <text:p>Rowman &amp; Littlefield Publishers</text:p>
          </table:table-cell>
          <table:table-cell office:value-type="string" table:style-name="ce10">
            <text:p>2012</text:p>
          </table:table-cell>
          <table:table-cell office:value-type="string" table:style-name="ce12">
            <text:p>http://portal.igpublish.com/iglibrary/search/ROWMANB000259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1610488716</text:p>
          </table:table-cell>
          <table:table-cell office:value-type="string" table:style-name="ce10">
            <text:p>9781610488693</text:p>
          </table:table-cell>
          <table:table-cell office:value-type="string" table:style-name="ce10">
            <text:p>Debating single-sex education: separate and equal?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2nd</text:p>
          </table:table-cell>
          <table:table-cell office:value-type="string" table:style-name="ce10">
            <text:p>Spielhagen, Frances R.</text:p>
          </table:table-cell>
          <table:table-cell office:value-type="string" table:style-name="ce10">
            <text:p>R&amp;L Education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ROWMANB0006287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0">
            <text:p>H04<text:s/><text:span text:style-name="T5">語言學</text:span></text:p>
          </table:table-cell>
          <table:table-cell office:value-type="string" table:style-name="ce10">
            <text:p>9780810892088</text:p>
          </table:table-cell>
          <table:table-cell office:value-type="string" table:style-name="ce10">
            <text:p>9780810892071</text:p>
          </table:table-cell>
          <table:table-cell office:value-type="string" table:style-name="ce10">
            <text:p>Digitization and Digital Archiving: A Practical Guide for Librarian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Leggett, Elizabeth R.</text:p>
          </table:table-cell>
          <table:table-cell office:value-type="string" table:style-name="ce10">
            <text:p>Rowman &amp; Littlefield Publishers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OWMANB001500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0">
            <text:p>H06<text:s/><text:span text:style-name="T5">歷史學</text:span></text:p>
          </table:table-cell>
          <table:table-cell office:value-type="string" table:style-name="ce10">
            <text:p>9781442223530</text:p>
          </table:table-cell>
          <table:table-cell office:value-type="string" table:style-name="ce10">
            <text:p>9781442223523</text:p>
          </table:table-cell>
          <table:table-cell office:value-type="string" table:style-name="ce10">
            <text:p>Life and death in the garden: Sex, drugs, cops, and robbers in wartime China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Meyer, Kathryn</text:p>
          </table:table-cell>
          <table:table-cell office:value-type="string" table:style-name="ce10">
            <text:p>Rowman &amp; Littlefield Publishers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OWMANB001073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10">
            <text:p>H11<text:s/><text:span text:style-name="T5">教育學</text:span></text:p>
          </table:table-cell>
          <table:table-cell office:value-type="string" table:style-name="ce10">
            <text:p>9781475807349</text:p>
          </table:table-cell>
          <table:table-cell office:value-type="string" table:style-name="ce10">
            <text:p>9781475807332</text:p>
          </table:table-cell>
          <table:table-cell office:value-type="string" table:style-name="ce10">
            <text:p>Story crafting: classroom-ready materials for teaching fiction writing skills in the high school grade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Marks, Arlene F.</text:p>
          </table:table-cell>
          <table:table-cell office:value-type="string" table:style-name="ce10">
            <text:p>R&amp;L Education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OWMANB0006018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0">
            <text:p>H15<text:s/><text:span text:style-name="T5">經濟學</text:span></text:p>
          </table:table-cell>
          <table:table-cell office:value-type="string" table:style-name="ce10">
            <text:p>9781400846450</text:p>
          </table:table-cell>
          <table:table-cell office:value-type="string" table:style-name="ce10">
            <text:p>9780691155234</text:p>
          </table:table-cell>
          <table:table-cell office:value-type="string" table:style-name="ce10">
            <text:p>Rethinking expectations: the way forward for macroeconomic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Frydman, Roman; Phelps, Edmund S.</text:p>
          </table:table-cell>
          <table:table-cell office:value-type="string" table:style-name="ce10">
            <text:p>Princeton University Press</text:p>
          </table:table-cell>
          <table:table-cell office:value-type="string" table:style-name="ce10">
            <text:p>2013</text:p>
          </table:table-cell>
          <table:table-cell office:value-type="string" table:style-name="ce14">
            <text:p>http://portal.igpublish.com/iglibrary/search/PUPB0001836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0">
            <text:p>H15<text:s/><text:span text:style-name="T5">經濟學</text:span></text:p>
          </table:table-cell>
          <table:table-cell office:value-type="string" table:style-name="ce10">
            <text:p>9781400846511</text:p>
          </table:table-cell>
          <table:table-cell office:value-type="string" table:style-name="ce10">
            <text:p>9780691142296</text:p>
          </table:table-cell>
          <table:table-cell office:value-type="string" table:style-name="ce10">
            <text:p>Sovereign wealth funds: legitimacy, governance, and global power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Clark, Gordon L.; Dixon, Adam D; Monk, Ashby H.B.</text:p>
          </table:table-cell>
          <table:table-cell office:value-type="string" table:style-name="ce10">
            <text:p>Princeton University Press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PUPB0002111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0">
            <text:p>H23<text:s/><text:span text:style-name="T5">藝術學</text:span></text:p>
          </table:table-cell>
          <table:table-cell office:value-type="string" table:style-name="ce10">
            <text:p>9781780232317</text:p>
          </table:table-cell>
          <table:table-cell office:value-type="string" table:style-name="ce10">
            <text:p>9781780231907</text:p>
          </table:table-cell>
          <table:table-cell office:value-type="string" table:style-name="ce10">
            <text:p>Zen landscapes: perspectives on Japanese gardens and ceramic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Weiss, Allen S.</text:p>
          </table:table-cell>
          <table:table-cell office:value-type="string" table:style-name="ce10">
            <text:p>Reaktion Books Ltd.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REAKTIONB000036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0">
            <text:p>H23<text:s/><text:span text:style-name="T5">藝術學</text:span></text:p>
          </table:table-cell>
          <table:table-cell office:value-type="string" table:style-name="ce10">
            <text:p>9781780233949</text:p>
          </table:table-cell>
          <table:table-cell office:value-type="string" table:style-name="ce10">
            <text:p>9781780233543</text:p>
          </table:table-cell>
          <table:table-cell office:value-type="string" table:style-name="ce10">
            <text:p>France: Modern Architectures in History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Cohen, Jean-Louis</text:p>
          </table:table-cell>
          <table:table-cell office:value-type="string" table:style-name="ce10">
            <text:p>Reaktion Books Ltd.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REAKTIONB0000632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0">
            <text:p>H23<text:s/><text:span text:style-name="T5">藝術學</text:span></text:p>
          </table:table-cell>
          <table:table-cell office:value-type="string" table:style-name="ce10">
            <text:p>9781780234083</text:p>
          </table:table-cell>
          <table:table-cell office:value-type="string" table:style-name="ce10">
            <text:p>9781780233680</text:p>
          </table:table-cell>
          <table:table-cell office:value-type="string" table:style-name="ce10">
            <text:p>Paul gauguin: the mysterious centre of thought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Gamboni, Dario</text:p>
          </table:table-cell>
          <table:table-cell office:value-type="string" table:style-name="ce10">
            <text:p>Reaktion Books Ltd.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REAKTIONB000056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0814433485</text:p>
          </table:table-cell>
          <table:table-cell office:value-type="string" table:style-name="ce10">
            <text:p>9780814433478</text:p>
          </table:table-cell>
          <table:table-cell office:value-type="string" table:style-name="ce10">
            <text:p>The innovative sale: unleash your creativity for better customer solutions and extraordinary result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Donnolo, Mark</text:p>
          </table:table-cell>
          <table:table-cell office:value-type="string" table:style-name="ce10">
            <text:p>American Management Association (AMACOM)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AMAB000085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0814432181</text:p>
          </table:table-cell>
          <table:table-cell office:value-type="string" table:style-name="ce10">
            <text:p>9780814432174</text:p>
          </table:table-cell>
          <table:table-cell office:value-type="string" table:style-name="ce10">
            <text:p>Idea agent: leadership that liberates creativity and accelerates innovation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Echeverría, Lina M.</text:p>
          </table:table-cell>
          <table:table-cell office:value-type="string" table:style-name="ce10">
            <text:p>American Management Association (AMACOM)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AMAB000077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0">
            <text:p>H41<text:s/><text:span text:style-name="T5">管理一</text:span><text:s/>(<text:span text:style-name="T5">人資、組織行為、策略管理、國企、醫管、科管</text:span>)</text:p>
          </table:table-cell>
          <table:table-cell office:value-type="string" table:style-name="ce10">
            <text:p>9780814432365</text:p>
          </table:table-cell>
          <table:table-cell office:value-type="string" table:style-name="ce10">
            <text:p>9780814432341</text:p>
          </table:table-cell>
          <table:table-cell office:value-type="string" table:style-name="ce10">
            <text:p>Innovation at work: 55 activities to spark your team's creativity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Brynteson, Richard</text:p>
          </table:table-cell>
          <table:table-cell office:value-type="string" table:style-name="ce10">
            <text:p>American Management Association (AMACOM)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AMAB0000712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0">
            <text:p>H14<text:s/><text:span text:style-name="T5">政治學</text:span></text:p>
          </table:table-cell>
          <table:table-cell office:value-type="string" table:style-name="ce10">
            <text:p>9780231537964</text:p>
          </table:table-cell>
          <table:table-cell office:value-type="string" table:style-name="ce10">
            <text:p>9780231170185</text:p>
          </table:table-cell>
          <table:table-cell office:value-type="string" table:style-name="ce10">
            <text:p>The power of tolerance: a debat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Brown, Wendy; Forst, Rainer; Di Blasi, Luca; Holzhey, Christoph F.E.</text:p>
          </table:table-cell>
          <table:table-cell office:value-type="string" table:style-name="ce10">
            <text:p>Columbia University Press</text:p>
          </table:table-cell>
          <table:table-cell office:value-type="string" table:style-name="ce10">
            <text:p>2014</text:p>
          </table:table-cell>
          <table:table-cell office:value-type="string" table:style-name="ce14">
            <text:p>http://portal.igpublish.com/iglibrary/search/COLB0001948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0">
            <text:p>H23<text:s/><text:span text:style-name="T5">藝術學</text:span></text:p>
          </table:table-cell>
          <table:table-cell office:value-type="string" table:style-name="ce10">
            <text:p>9780231850674</text:p>
          </table:table-cell>
          <table:table-cell office:value-type="string" table:style-name="ce10">
            <text:p>9780231172073</text:p>
          </table:table-cell>
          <table:table-cell office:value-type="string" table:style-name="ce10">
            <text:p>The Gangster film: fatal success in American cinema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Wilson, Ron</text:p>
          </table:table-cell>
          <table:table-cell office:value-type="string" table:style-name="ce10">
            <text:p>Wallflower Press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COLB0002048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0">
            <text:p>H22<text:s/><text:span text:style-name="T5">區域研究及地理</text:span></text:p>
          </table:table-cell>
          <table:table-cell office:value-type="string" table:style-name="ce10">
            <text:p>9789814519397</text:p>
          </table:table-cell>
          <table:table-cell office:value-type="string" table:style-name="ce10">
            <text:p>9789814519380</text:p>
          </table:table-cell>
          <table:table-cell office:value-type="string" table:style-name="ce10">
            <text:p>A prince in a republic: the life of Sultan Hamengku Buwono IX of Yogyakarta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Monfries, John</text:p>
          </table:table-cell>
          <table:table-cell office:value-type="string" table:style-name="ce10">
            <text:p>ISEAS - Yusof Ishak Institute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ISEASB0000543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0">
            <text:p>B1020DA<text:s/><text:span text:style-name="T5">護理</text:span></text:p>
          </table:table-cell>
          <table:table-cell office:value-type="string" table:style-name="ce10">
            <text:p>9781940446103</text:p>
          </table:table-cell>
          <table:table-cell office:value-type="string" table:style-name="ce10">
            <text:p>9781940446080</text:p>
          </table:table-cell>
          <table:table-cell office:value-type="string" table:style-name="ce10">
            <text:p>A nurse's step-by-step guide to writing your dissertation or capston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Roush, Karen</text:p>
          </table:table-cell>
          <table:table-cell office:value-type="string" table:style-name="ce10">
            <text:p>Sigma Theta Tau International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NKIB0000089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0">
            <text:p>B3010A0<text:s/><text:span text:style-name="T5">農藝及園藝</text:span></text:p>
          </table:table-cell>
          <table:table-cell office:value-type="string" table:style-name="ce10">
            <text:p>9780615736549</text:p>
          </table:table-cell>
          <table:table-cell office:value-type="string" table:style-name="ce10">
            <text:p>9780578091495</text:p>
          </table:table-cell>
          <table:table-cell office:value-type="string" table:style-name="ce10">
            <text:p>A garden book for houston and the texas gulf coast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5th</text:p>
          </table:table-cell>
          <table:table-cell office:value-type="string" table:style-name="ce10">
            <text:p>Herbert, Lynn M.</text:p>
          </table:table-cell>
          <table:table-cell office:value-type="string" table:style-name="ce10">
            <text:p>River Oaks Garden Club</text:p>
          </table:table-cell>
          <table:table-cell office:value-type="string" table:style-name="ce10">
            <text:p>2013</text:p>
          </table:table-cell>
          <table:table-cell office:value-type="string" table:style-name="ce12">
            <text:p>http://portal.igpublish.com/iglibrary/search/NBNB0001334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0">
            <text:p>B1020DA<text:s/><text:span text:style-name="T5">護理</text:span></text:p>
          </table:table-cell>
          <table:table-cell office:value-type="string" table:style-name="ce10">
            <text:p>9781617052156</text:p>
          </table:table-cell>
          <table:table-cell office:value-type="string" table:style-name="ce10">
            <text:p>9781936303724</text:p>
          </table:table-cell>
          <table:table-cell office:value-type="string" table:style-name="ce10">
            <text:p>Sleep soundly every night, feel fantastic every day: a doctor's guide to solving your sleep problem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Rosenberg, Robert S.</text:p>
          </table:table-cell>
          <table:table-cell office:value-type="string" table:style-name="ce10">
            <text:p>Demos Health</text:p>
          </table:table-cell>
          <table:table-cell office:value-type="string" table:style-name="ce10">
            <text:p>2014</text:p>
          </table:table-cell>
          <table:table-cell office:value-type="string" table:style-name="ce14">
            <text:p>http://portal.igpublish.com/iglibrary/search/SPCB0001312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0">
            <text:p>B1020DA<text:s/><text:span text:style-name="T5">護理</text:span></text:p>
          </table:table-cell>
          <table:table-cell office:value-type="string" table:style-name="ce10">
            <text:p>9780826107473</text:p>
          </table:table-cell>
          <table:table-cell office:value-type="string" table:style-name="ce10">
            <text:p>9780826107466</text:p>
          </table:table-cell>
          <table:table-cell office:value-type="string" table:style-name="ce10">
            <text:p>Devastating losses: how parents cope with the death of a child to suicide or drug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Feigelman, William; Jordan, John R.; McIntosh, John L.; Feigelman, Beverly</text:p>
          </table:table-cell>
          <table:table-cell office:value-type="string" table:style-name="ce10">
            <text:p>Springer Publishing</text:p>
          </table:table-cell>
          <table:table-cell office:value-type="string" table:style-name="ce10">
            <text:p>2012</text:p>
          </table:table-cell>
          <table:table-cell office:value-type="string" table:style-name="ce14">
            <text:p>http://portal.igpublish.com/iglibrary/search/SPCB0001025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0">
            <text:p>SSS04<text:s/><text:span text:style-name="T5">應用科學教育</text:span></text:p>
          </table:table-cell>
          <table:table-cell office:value-type="string" table:style-name="ce10">
            <text:p>9780520957978</text:p>
          </table:table-cell>
          <table:table-cell office:value-type="string" table:style-name="ce10">
            <text:p>9780520280458</text:p>
          </table:table-cell>
          <table:table-cell office:value-type="string" table:style-name="ce10">
            <text:p>Evolution's rainbow: diversity, gender, and sexuality in nature and people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Tenth Anniversary Edition</text:p>
          </table:table-cell>
          <table:table-cell office:value-type="string" table:style-name="ce10">
            <text:p>Roughgarden, Joan</text:p>
          </table:table-cell>
          <table:table-cell office:value-type="string" table:style-name="ce10">
            <text:p>University of California Press</text:p>
          </table:table-cell>
          <table:table-cell office:value-type="string" table:style-name="ce10">
            <text:p>2013</text:p>
          </table:table-cell>
          <table:table-cell office:value-type="string" table:style-name="ce14">
            <text:p>http://portal.igpublish.com/iglibrary/search/UCPB0000626.html</text:p>
          </table:table-cell>
          <table:table-cell table:style-name="ce10"/>
          <table:table-cell table:number-columns-repeated="16372" table:style-name="ce13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0">
            <text:p>E08<text:s/><text:span text:style-name="T5">資訊</text:span></text:p>
          </table:table-cell>
          <table:table-cell office:value-type="string" table:style-name="ce10">
            <text:p>9781608459537</text:p>
          </table:table-cell>
          <table:table-cell office:value-type="string" table:style-name="ce10">
            <text:p>9781608459520</text:p>
          </table:table-cell>
          <table:table-cell office:value-type="string" table:style-name="ce10">
            <text:p>A primer on hardware prefetching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Falsafi, Babak; Wenisch, Thoma F.</text:p>
          </table:table-cell>
          <table:table-cell office:value-type="string" table:style-name="ce10">
            <text:p>Morgan &amp; Claypool</text:p>
          </table:table-cell>
          <table:table-cell office:value-type="string" table:style-name="ce10">
            <text:p>2014</text:p>
          </table:table-cell>
          <table:table-cell office:value-type="string" table:style-name="ce12">
            <text:p>http://portal.igpublish.com/iglibrary/search/MCPB0000666.html</text:p>
          </table:table-cell>
          <table:table-cell office:value-type="string" table:style-name="ce10">
            <text:p>Synthesis lectures in computer architecture; 28</text:p>
          </table:table-cell>
          <table:table-cell table:number-columns-repeated="16372" table:style-name="ce13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0">
            <text:p>E14<text:s/><text:span text:style-name="T5">微電子工程</text:span></text:p>
          </table:table-cell>
          <table:table-cell office:value-type="string" table:style-name="ce10">
            <text:p>9781627056502</text:p>
          </table:table-cell>
          <table:table-cell office:value-type="string" table:style-name="ce10">
            <text:p>9781627056496</text:p>
          </table:table-cell>
          <table:table-cell office:value-type="string" table:style-name="ce10">
            <text:p>Applications of zero-suppressed decision diagrams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Sasao, Tsutomu; Butler, Jon T.</text:p>
          </table:table-cell>
          <table:table-cell office:value-type="string" table:style-name="ce10">
            <text:p>Morgan &amp; Claypool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MCPB0000697.html</text:p>
          </table:table-cell>
          <table:table-cell office:value-type="string" table:style-name="ce10">
            <text:p>Synthesis lectures on digital circuits and systems; 45</text:p>
          </table:table-cell>
          <table:table-cell table:number-columns-repeated="16372" table:style-name="ce13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0">
            <text:p>E08<text:s/><text:span text:style-name="T5">資訊</text:span></text:p>
          </table:table-cell>
          <table:table-cell office:value-type="string" table:style-name="ce10">
            <text:p>9781627056489</text:p>
          </table:table-cell>
          <table:table-cell office:value-type="string" table:style-name="ce10">
            <text:p>9781627056472</text:p>
          </table:table-cell>
          <table:table-cell office:value-type="string" table:style-name="ce10">
            <text:p>Click models for web search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1st</text:p>
          </table:table-cell>
          <table:table-cell office:value-type="string" table:style-name="ce10">
            <text:p>Chuklin, Aleksandr; Markov, Ilya; de Rijke, Maarten</text:p>
          </table:table-cell>
          <table:table-cell office:value-type="string" table:style-name="ce10">
            <text:p>Morgan &amp; Claypool</text:p>
          </table:table-cell>
          <table:table-cell office:value-type="string" table:style-name="ce10">
            <text:p>2015</text:p>
          </table:table-cell>
          <table:table-cell office:value-type="string" table:style-name="ce12">
            <text:p>http://portal.igpublish.com/iglibrary/search/MCPB0000684.html</text:p>
          </table:table-cell>
          <table:table-cell office:value-type="string" table:style-name="ce10">
            <text:p>Synthesis lectures on information concepts,retriveal, and services; <text:s/>43</text:p>
          </table:table-cell>
          <table:table-cell table:number-columns-repeated="16372" table:style-name="ce13"/>
        </table:table-row>
        <table:table-row table:style-name="ro4">
          <table:table-cell office:value-type="float" office:value="169" table:style-name="ce1">
            <text:p>169</text:p>
          </table:table-cell>
          <table:table-cell office:value-type="string" table:style-name="ce15">
            <text:p>H14<text:s/><text:span text:style-name="T5">政治學</text:span></text:p>
          </table:table-cell>
          <table:table-cell office:value-type="string" table:style-name="ce15">
            <text:p>9780810880351</text:p>
          </table:table-cell>
          <table:table-cell office:value-type="string" table:style-name="ce15">
            <text:p>9780810858459</text:p>
          </table:table-cell>
          <table:table-cell office:value-type="string" table:style-name="ce15">
            <text:p>Historical dictionary of human rights</text:p>
          </table:table-cell>
          <table:table-cell office:value-type="float" office:value="1" table:style-name="ce11">
            <text:p>1</text:p>
          </table:table-cell>
          <table:table-cell office:value-type="string" table:style-name="ce16">
            <text:p>1st</text:p>
          </table:table-cell>
          <table:table-cell office:value-type="string" table:style-name="ce15">
            <text:p>Fomerand, Jacques</text:p>
          </table:table-cell>
          <table:table-cell office:value-type="string" table:style-name="ce15">
            <text:p>Rowman &amp; Littlefield Publishers</text:p>
          </table:table-cell>
          <table:table-cell office:value-type="string" table:style-name="ce15">
            <text:p>2014</text:p>
          </table:table-cell>
          <table:table-cell office:value-type="string" table:style-name="ce12">
            <text:p>http://portal.igpublish.com/iglibrary/search/ROWMANB0006102.html</text:p>
          </table:table-cell>
          <table:table-cell table:style-name="ce10"/>
          <table:table-cell table:number-columns-repeated="16372" table:style-name="ce17"/>
        </table:table-row>
        <table:table-row table:style-name="ro2">
          <table:table-cell table:number-columns-repeated="4" table:style-name="ce5"/>
          <table:table-cell table:style-name="ce6"/>
          <table:table-cell office:value-type="float" office:value="170" table:formula="of:=SUM([.F2:.F170])" table:style-name="ce5">
            <text:p>170</text:p>
          </table:table-cell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16372"/>
        </table:table-row>
        <table:table-row table:number-rows-repeated="1048405" table:style-name="ro2">
          <table:table-cell table:number-columns-repeated="16384"/>
        </table:table-row>
      </table:table>
      <table:database-ranges>
        <table:database-range table:target-range-address="170冊.A1:170冊.K13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0" number:min-integer-digits="3"/>
    </number:number-style>
    <number:number-style style:name="N49P0">
      <number:number number:decimal-places="2" number:min-integer-digits="1"/>
      <number:text> </number:text>
    </number:number-style>
    <number:number-style style:name="N49">
      <style:text-properties fo:color="#FF0000"/>
      <number:text>(</number:text>
      <number:number number:decimal-places="2" number:min-integer-digits="1"/>
      <number:text>)</number:text>
      <style:map style:condition="value()&gt;=0" style:apply-style-name="N49P0"/>
    </number:number-style>
    <style:style style:name="Normal_32_2" style:display-name="Normal 2" style:family="table-cell" style:data-style-name="N0">
      <style:table-cell-properties style:vertical-align="middle" fo:background-color="transparen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Group Taiwan-Penny Kuo</meta:initial-creator>
    <dc:creator>user</dc:creator>
    <meta:creation-date>2017-10-17T06:08:25Z</meta:creation-date>
    <dc:date>2018-01-18T03:34:56Z</dc:date>
  </office:meta>
</office:document-meta>
</file>